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WenQuanYi Micro Hei" fo:font-size="12pt" style:font-name-asian="WenQuanYi Micro Hei" style:font-size-asian="12pt" style:font-size-complex="12pt"/>
    </style:style>
    <style:style style:name="P2" style:family="paragraph" style:parent-style-name="Standard">
      <style:text-properties style:font-name="WenQuanYi Micro Hei" fo:font-size="12pt" officeooo:paragraph-rsid="002210b5" style:font-name-asian="WenQuanYi Micro Hei" style:font-size-asian="12pt" style:font-size-complex="12pt"/>
    </style:style>
    <style:style style:name="P3" style:family="paragraph" style:parent-style-name="Standard">
      <style:text-properties style:font-name="WenQuanYi Micro Hei" fo:font-size="12pt" officeooo:paragraph-rsid="00587e6a" style:font-name-asian="WenQuanYi Micro Hei" style:font-size-asian="12pt" style:font-size-complex="12pt"/>
    </style:style>
    <style:style style:name="P4" style:family="paragraph" style:parent-style-name="Standard">
      <style:text-properties style:font-name="WenQuanYi Micro Hei" fo:font-size="12pt" officeooo:paragraph-rsid="006d05e3" style:font-name-asian="WenQuanYi Micro Hei" style:font-size-asian="12pt" style:font-size-complex="12pt"/>
    </style:style>
    <style:style style:name="P5" style:family="paragraph" style:parent-style-name="Standard">
      <style:text-properties style:font-name="WenQuanYi Micro Hei" fo:font-size="12pt" officeooo:paragraph-rsid="00771707" style:font-name-asian="WenQuanYi Micro Hei" style:font-size-asian="12pt" style:font-size-complex="12pt"/>
    </style:style>
    <style:style style:name="P6" style:family="paragraph" style:parent-style-name="Standard">
      <style:text-properties style:font-name="WenQuanYi Micro Hei" fo:font-size="12pt" officeooo:paragraph-rsid="00b333cf" style:font-name-asian="WenQuanYi Micro Hei" style:font-size-asian="12pt" style:font-size-complex="12pt"/>
    </style:style>
    <style:style style:name="P7" style:family="paragraph" style:parent-style-name="Standard">
      <style:text-properties style:font-name="WenQuanYi Micro Hei" fo:font-size="12pt" officeooo:paragraph-rsid="00cce98a" style:font-name-asian="WenQuanYi Micro Hei" style:font-size-asian="12pt" style:font-size-complex="12pt"/>
    </style:style>
    <style:style style:name="P8" style:family="paragraph" style:parent-style-name="Standard">
      <style:text-properties style:font-name="WenQuanYi Micro Hei" fo:font-size="12pt" officeooo:paragraph-rsid="00d4fd1d" style:font-name-asian="WenQuanYi Micro Hei" style:font-size-asian="12pt" style:font-size-complex="12pt"/>
    </style:style>
    <style:style style:name="P9" style:family="paragraph" style:parent-style-name="Standard">
      <style:text-properties style:font-name="WenQuanYi Micro Hei" fo:font-size="12pt" officeooo:paragraph-rsid="00d803d6" style:font-name-asian="WenQuanYi Micro Hei" style:font-size-asian="12pt" style:font-size-complex="12pt"/>
    </style:style>
    <style:style style:name="P10" style:family="paragraph" style:parent-style-name="Standard">
      <style:text-properties style:font-name="WenQuanYi Micro Hei" fo:font-size="12pt" officeooo:paragraph-rsid="00e22ecc" style:font-name-asian="WenQuanYi Micro Hei" style:font-size-asian="12pt" style:font-size-complex="12pt"/>
    </style:style>
    <style:style style:name="P11" style:family="paragraph" style:parent-style-name="Standard">
      <style:text-properties style:font-name="WenQuanYi Micro Hei" fo:font-size="12pt" officeooo:paragraph-rsid="00ee23fe" style:font-name-asian="WenQuanYi Micro Hei" style:font-size-asian="12pt" style:font-size-complex="12pt"/>
    </style:style>
    <style:style style:name="P12" style:family="paragraph" style:parent-style-name="Standard">
      <style:text-properties style:font-name="WenQuanYi Micro Hei" fo:font-size="12pt" officeooo:paragraph-rsid="0112ec0d" style:font-name-asian="WenQuanYi Micro Hei" style:font-size-asian="12pt" style:font-size-complex="12pt"/>
    </style:style>
    <style:style style:name="P13" style:family="paragraph" style:parent-style-name="Standard">
      <style:text-properties style:font-name="WenQuanYi Micro Hei" fo:font-size="12pt" officeooo:paragraph-rsid="0123cddb" style:font-name-asian="WenQuanYi Micro Hei" style:font-size-asian="12pt" style:font-size-complex="12pt"/>
    </style:style>
    <style:style style:name="P14" style:family="paragraph" style:parent-style-name="Standard">
      <style:text-properties style:font-name="WenQuanYi Micro Hei" fo:font-size="12pt" officeooo:rsid="001fd36f" officeooo:paragraph-rsid="001fd36f" style:font-name-asian="WenQuanYi Micro Hei" style:font-size-asian="12pt" style:font-size-complex="12pt"/>
    </style:style>
    <style:style style:name="P15" style:family="paragraph" style:parent-style-name="Standard">
      <style:text-properties style:font-name="WenQuanYi Micro Hei" fo:font-size="12pt" officeooo:rsid="004f74cd" style:font-name-asian="WenQuanYi Micro Hei" style:font-size-asian="12pt" style:font-size-complex="12pt"/>
    </style:style>
    <style:style style:name="P16" style:family="paragraph" style:parent-style-name="Standard">
      <style:text-properties style:font-name="WenQuanYi Micro Hei" fo:font-size="12pt" officeooo:rsid="009cf035" officeooo:paragraph-rsid="009cf035" style:font-name-asian="WenQuanYi Micro Hei" style:font-size-asian="12pt" style:font-size-complex="12pt"/>
    </style:style>
    <style:style style:name="P17" style:family="paragraph" style:parent-style-name="Standard">
      <style:text-properties style:font-name="WenQuanYi Micro Hei" fo:font-size="12pt" officeooo:rsid="00cce98a" officeooo:paragraph-rsid="00cce98a" style:font-name-asian="WenQuanYi Micro Hei" style:font-size-asian="12pt" style:font-size-complex="12pt"/>
    </style:style>
    <style:style style:name="P18" style:family="paragraph" style:parent-style-name="Standard">
      <style:text-properties style:font-name="WenQuanYi Micro Hei" fo:font-size="12pt" officeooo:rsid="00d1c0bc" officeooo:paragraph-rsid="00cce98a" style:font-name-asian="WenQuanYi Micro Hei" style:font-size-asian="12pt" style:font-size-complex="12pt"/>
    </style:style>
    <style:style style:name="P19" style:family="paragraph" style:parent-style-name="Standard">
      <style:text-properties style:font-name="WenQuanYi Micro Hei" fo:font-size="12pt" officeooo:rsid="00dad862" officeooo:paragraph-rsid="00d803d6" style:font-name-asian="WenQuanYi Micro Hei" style:font-size-asian="12pt" style:font-size-complex="12pt"/>
    </style:style>
    <style:style style:name="P20" style:family="paragraph" style:parent-style-name="Standard">
      <style:text-properties style:font-name="WenQuanYi Micro Hei" fo:font-size="12pt" officeooo:rsid="00dad862" officeooo:paragraph-rsid="00e22ecc" style:font-name-asian="WenQuanYi Micro Hei" style:font-size-asian="12pt" style:font-size-complex="12pt"/>
    </style:style>
    <style:style style:name="P21" style:family="paragraph" style:parent-style-name="Standard">
      <style:text-properties style:font-name="WenQuanYi Micro Hei" fo:font-size="12pt" officeooo:paragraph-rsid="0131ba3f" style:font-name-asian="WenQuanYi Micro Hei" style:font-size-asian="12pt" style:font-size-complex="12pt"/>
    </style:style>
    <style:style style:name="P22" style:family="paragraph" style:parent-style-name="Standard">
      <style:text-properties style:font-name="WenQuanYi Micro Hei" fo:font-size="12pt" officeooo:paragraph-rsid="01487803" style:font-name-asian="WenQuanYi Micro Hei" style:font-size-asian="12pt" style:font-size-complex="12pt"/>
    </style:style>
    <style:style style:name="P23" style:family="paragraph" style:parent-style-name="Standard">
      <style:paragraph-properties fo:background-color="#e6e6ff">
        <style:background-image/>
      </style:paragraph-properties>
      <style:text-properties style:font-name="WenQuanYi Micro Hei" fo:font-size="12pt" officeooo:paragraph-rsid="0035227a" style:font-name-asian="WenQuanYi Micro Hei" style:font-size-asian="12pt" style:font-size-complex="12pt"/>
    </style:style>
    <style:style style:name="P24" style:family="paragraph" style:parent-style-name="Standard">
      <style:paragraph-properties fo:background-color="#e6e6ff">
        <style:background-image/>
      </style:paragraph-properties>
      <style:text-properties style:font-name="WenQuanYi Micro Hei" fo:font-size="12pt" officeooo:paragraph-rsid="00503667" style:font-name-asian="WenQuanYi Micro Hei" style:font-size-asian="12pt" style:font-size-complex="12pt"/>
    </style:style>
    <style:style style:name="P25" style:family="paragraph" style:parent-style-name="Standard">
      <style:paragraph-properties fo:background-color="#e6e6ff">
        <style:background-image/>
      </style:paragraph-properties>
      <style:text-properties style:font-name="WenQuanYi Micro Hei" fo:font-size="12pt" officeooo:paragraph-rsid="00580677" style:font-name-asian="WenQuanYi Micro Hei" style:font-size-asian="12pt" style:font-size-complex="12pt"/>
    </style:style>
    <style:style style:name="P26" style:family="paragraph" style:parent-style-name="Standard">
      <style:paragraph-properties fo:background-color="#e6e6ff">
        <style:background-image/>
      </style:paragraph-properties>
      <style:text-properties style:font-name="WenQuanYi Micro Hei" fo:font-size="12pt" officeooo:paragraph-rsid="006c9e6e" style:font-name-asian="WenQuanYi Micro Hei" style:font-size-asian="12pt" style:font-size-complex="12pt"/>
    </style:style>
    <style:style style:name="P27" style:family="paragraph" style:parent-style-name="Standard">
      <style:paragraph-properties fo:background-color="#e6e6ff">
        <style:background-image/>
      </style:paragraph-properties>
      <style:text-properties style:font-name="WenQuanYi Micro Hei" fo:font-size="12pt" officeooo:paragraph-rsid="0074c2fc" style:font-name-asian="WenQuanYi Micro Hei" style:font-size-asian="12pt" style:font-size-complex="12pt"/>
    </style:style>
    <style:style style:name="P28" style:family="paragraph" style:parent-style-name="Standard">
      <style:paragraph-properties fo:background-color="#e6e6ff">
        <style:background-image/>
      </style:paragraph-properties>
      <style:text-properties style:font-name="WenQuanYi Micro Hei" fo:font-size="12pt" officeooo:paragraph-rsid="0086e1f3" style:font-name-asian="WenQuanYi Micro Hei" style:font-size-asian="12pt" style:font-size-complex="12pt"/>
    </style:style>
    <style:style style:name="P29" style:family="paragraph" style:parent-style-name="Standard">
      <style:paragraph-properties fo:background-color="#e6e6ff">
        <style:background-image/>
      </style:paragraph-properties>
      <style:text-properties style:font-name="WenQuanYi Micro Hei" fo:font-size="12pt" officeooo:paragraph-rsid="008858cd" style:font-name-asian="WenQuanYi Micro Hei" style:font-size-asian="12pt" style:font-size-complex="12pt"/>
    </style:style>
    <style:style style:name="P30" style:family="paragraph" style:parent-style-name="Standard">
      <style:paragraph-properties fo:background-color="#e6e6ff">
        <style:background-image/>
      </style:paragraph-properties>
      <style:text-properties style:font-name="WenQuanYi Micro Hei" fo:font-size="12pt" officeooo:paragraph-rsid="0089932f" style:font-name-asian="WenQuanYi Micro Hei" style:font-size-asian="12pt" style:font-size-complex="12pt"/>
    </style:style>
    <style:style style:name="P31" style:family="paragraph" style:parent-style-name="Standard">
      <style:paragraph-properties fo:background-color="#e6e6ff">
        <style:background-image/>
      </style:paragraph-properties>
      <style:text-properties style:font-name="WenQuanYi Micro Hei" fo:font-size="12pt" officeooo:paragraph-rsid="009e8fe1" style:font-name-asian="WenQuanYi Micro Hei" style:font-size-asian="12pt" style:font-size-complex="12pt"/>
    </style:style>
    <style:style style:name="P32" style:family="paragraph" style:parent-style-name="Standard">
      <style:paragraph-properties fo:background-color="#e6e6ff">
        <style:background-image/>
      </style:paragraph-properties>
      <style:text-properties style:font-name="WenQuanYi Micro Hei" fo:font-size="12pt" officeooo:paragraph-rsid="00a21d62" style:font-name-asian="WenQuanYi Micro Hei" style:font-size-asian="12pt" style:font-size-complex="12pt"/>
    </style:style>
    <style:style style:name="P33" style:family="paragraph" style:parent-style-name="Standard">
      <style:paragraph-properties fo:background-color="#e6e6ff">
        <style:background-image/>
      </style:paragraph-properties>
      <style:text-properties style:font-name="WenQuanYi Micro Hei" fo:font-size="12pt" officeooo:paragraph-rsid="00a5fd05" style:font-name-asian="WenQuanYi Micro Hei" style:font-size-asian="12pt" style:font-size-complex="12pt"/>
    </style:style>
    <style:style style:name="P34" style:family="paragraph" style:parent-style-name="Standard">
      <style:paragraph-properties fo:background-color="#e6e6ff">
        <style:background-image/>
      </style:paragraph-properties>
      <style:text-properties style:font-name="WenQuanYi Micro Hei" fo:font-size="12pt" officeooo:paragraph-rsid="00ae3da7" style:font-name-asian="WenQuanYi Micro Hei" style:font-size-asian="12pt" style:font-size-complex="12pt"/>
    </style:style>
    <style:style style:name="P35" style:family="paragraph" style:parent-style-name="Standard">
      <style:paragraph-properties fo:background-color="#e6e6ff">
        <style:background-image/>
      </style:paragraph-properties>
      <style:text-properties style:font-name="WenQuanYi Micro Hei" fo:font-size="12pt" officeooo:paragraph-rsid="00ddebd1" style:font-name-asian="WenQuanYi Micro Hei" style:font-size-asian="12pt" style:font-size-complex="12pt"/>
    </style:style>
    <style:style style:name="P36" style:family="paragraph" style:parent-style-name="Standard">
      <style:paragraph-properties fo:background-color="#e6e6ff">
        <style:background-image/>
      </style:paragraph-properties>
      <style:text-properties style:font-name="WenQuanYi Micro Hei" fo:font-size="12pt" officeooo:paragraph-rsid="00e47566" style:font-name-asian="WenQuanYi Micro Hei" style:font-size-asian="12pt" style:font-size-complex="12pt"/>
    </style:style>
    <style:style style:name="P37" style:family="paragraph" style:parent-style-name="Standard">
      <style:paragraph-properties fo:background-color="#e6e6ff">
        <style:background-image/>
      </style:paragraph-properties>
      <style:text-properties style:font-name="WenQuanYi Micro Hei" fo:font-size="12pt" officeooo:paragraph-rsid="00e8c286" style:font-name-asian="WenQuanYi Micro Hei" style:font-size-asian="12pt" style:font-size-complex="12pt"/>
    </style:style>
    <style:style style:name="P38" style:family="paragraph" style:parent-style-name="Standard">
      <style:paragraph-properties fo:background-color="#e6e6ff">
        <style:background-image/>
      </style:paragraph-properties>
      <style:text-properties style:font-name="WenQuanYi Micro Hei" fo:font-size="12pt" officeooo:paragraph-rsid="00f6acab" style:font-name-asian="WenQuanYi Micro Hei" style:font-size-asian="12pt" style:font-size-complex="12pt"/>
    </style:style>
    <style:style style:name="P39" style:family="paragraph" style:parent-style-name="Standard">
      <style:paragraph-properties fo:background-color="#e6e6ff">
        <style:background-image/>
      </style:paragraph-properties>
      <style:text-properties style:font-name="WenQuanYi Micro Hei" fo:font-size="12pt" officeooo:paragraph-rsid="00fb4889" style:font-name-asian="WenQuanYi Micro Hei" style:font-size-asian="12pt" style:font-size-complex="12pt"/>
    </style:style>
    <style:style style:name="P40" style:family="paragraph" style:parent-style-name="Standard">
      <style:paragraph-properties fo:background-color="#e6e6ff">
        <style:background-image/>
      </style:paragraph-properties>
      <style:text-properties style:font-name="WenQuanYi Micro Hei" fo:font-size="12pt" officeooo:paragraph-rsid="010beaaf" style:font-name-asian="WenQuanYi Micro Hei" style:font-size-asian="12pt" style:font-size-complex="12pt"/>
    </style:style>
    <style:style style:name="P41" style:family="paragraph" style:parent-style-name="Standard">
      <style:paragraph-properties fo:background-color="#e6e6ff">
        <style:background-image/>
      </style:paragraph-properties>
      <style:text-properties style:font-name="WenQuanYi Micro Hei" fo:font-size="12pt" officeooo:paragraph-rsid="011f180b" style:font-name-asian="WenQuanYi Micro Hei" style:font-size-asian="12pt" style:font-size-complex="12pt"/>
    </style:style>
    <style:style style:name="P42" style:family="paragraph" style:parent-style-name="Standard">
      <style:paragraph-properties fo:background-color="#e6e6ff">
        <style:background-image/>
      </style:paragraph-properties>
      <style:text-properties style:font-name="WenQuanYi Micro Hei" fo:font-size="12pt" officeooo:paragraph-rsid="01205662" style:font-name-asian="WenQuanYi Micro Hei" style:font-size-asian="12pt" style:font-size-complex="12pt"/>
    </style:style>
    <style:style style:name="P43" style:family="paragraph" style:parent-style-name="Standard">
      <style:paragraph-properties fo:background-color="#e6e6ff">
        <style:background-image/>
      </style:paragraph-properties>
      <style:text-properties style:font-name="WenQuanYi Micro Hei" fo:font-size="12pt" officeooo:rsid="001fd36f" officeooo:paragraph-rsid="001fd36f" style:font-name-asian="WenQuanYi Micro Hei" style:font-size-asian="12pt" style:font-size-complex="12pt"/>
    </style:style>
    <style:style style:name="P44" style:family="paragraph" style:parent-style-name="Standard">
      <style:paragraph-properties fo:background-color="#e6e6ff">
        <style:background-image/>
      </style:paragraph-properties>
      <style:text-properties style:font-name="WenQuanYi Micro Hei" fo:font-size="12pt" officeooo:rsid="00365df0" officeooo:paragraph-rsid="00365df0" style:font-name-asian="WenQuanYi Micro Hei" style:font-size-asian="12pt" style:font-size-complex="12pt"/>
    </style:style>
    <style:style style:name="P45" style:family="paragraph" style:parent-style-name="Standard">
      <style:paragraph-properties fo:background-color="#e6e6ff">
        <style:background-image/>
      </style:paragraph-properties>
      <style:text-properties style:font-name="WenQuanYi Micro Hei" fo:font-size="12pt" officeooo:rsid="00370a37" officeooo:paragraph-rsid="00370a37" style:font-name-asian="WenQuanYi Micro Hei" style:font-size-asian="12pt" style:font-size-complex="12pt"/>
    </style:style>
    <style:style style:name="P46" style:family="paragraph" style:parent-style-name="Standard">
      <style:paragraph-properties fo:background-color="#e6e6ff">
        <style:background-image/>
      </style:paragraph-properties>
      <style:text-properties style:font-name="WenQuanYi Micro Hei" fo:font-size="12pt" officeooo:rsid="00571cb9" officeooo:paragraph-rsid="00571cb9" style:font-name-asian="WenQuanYi Micro Hei" style:font-size-asian="12pt" style:font-size-complex="12pt"/>
    </style:style>
    <style:style style:name="P47" style:family="paragraph" style:parent-style-name="Standard">
      <style:paragraph-properties fo:background-color="#e6e6ff">
        <style:background-image/>
      </style:paragraph-properties>
      <style:text-properties style:font-name="WenQuanYi Micro Hei" fo:font-size="12pt" officeooo:rsid="00580677" officeooo:paragraph-rsid="00580677" style:font-name-asian="WenQuanYi Micro Hei" style:font-size-asian="12pt" style:font-size-complex="12pt"/>
    </style:style>
    <style:style style:name="P48" style:family="paragraph" style:parent-style-name="Standard">
      <style:paragraph-properties fo:background-color="#e6e6ff">
        <style:background-image/>
      </style:paragraph-properties>
      <style:text-properties style:font-name="WenQuanYi Micro Hei" fo:font-size="12pt" officeooo:rsid="00d41185" officeooo:paragraph-rsid="00d41185" style:font-name-asian="WenQuanYi Micro Hei" style:font-size-asian="12pt" style:font-size-complex="12pt"/>
    </style:style>
    <style:style style:name="P49" style:family="paragraph" style:parent-style-name="Standard">
      <style:paragraph-properties fo:background-color="#e6e6ff">
        <style:background-image/>
      </style:paragraph-properties>
      <style:text-properties style:font-name="WenQuanYi Micro Hei" fo:font-size="12pt" officeooo:rsid="00d39abf" officeooo:paragraph-rsid="00d39abf" style:font-name-asian="WenQuanYi Micro Hei" style:font-size-asian="12pt" style:font-size-complex="12pt"/>
    </style:style>
    <style:style style:name="P50" style:family="paragraph" style:parent-style-name="Standard">
      <style:paragraph-properties fo:background-color="#e6e6ff">
        <style:background-image/>
      </style:paragraph-properties>
      <style:text-properties style:font-name="WenQuanYi Micro Hei" fo:font-size="12pt" officeooo:rsid="00f3a997" officeooo:paragraph-rsid="00f3a997" style:font-name-asian="WenQuanYi Micro Hei" style:font-size-asian="12pt" style:font-size-complex="12pt"/>
    </style:style>
    <style:style style:name="P51" style:family="paragraph" style:parent-style-name="Standard">
      <style:paragraph-properties fo:background-color="#e6e6ff">
        <style:background-image/>
      </style:paragraph-properties>
      <style:text-properties style:font-name="WenQuanYi Micro Hei" fo:font-size="12pt" officeooo:rsid="00f5515c" officeooo:paragraph-rsid="010b943c" style:font-name-asian="WenQuanYi Micro Hei" style:font-size-asian="12pt" style:font-size-complex="12pt"/>
    </style:style>
    <style:style style:name="P52" style:family="paragraph" style:parent-style-name="Standard">
      <style:paragraph-properties fo:background-color="#e6e6ff">
        <style:background-image/>
      </style:paragraph-properties>
      <style:text-properties style:font-name="WenQuanYi Micro Hei" fo:font-size="12pt" officeooo:paragraph-rsid="012825d8" style:font-name-asian="WenQuanYi Micro Hei" style:font-size-asian="12pt" style:font-size-complex="12pt"/>
    </style:style>
    <style:style style:name="P53" style:family="paragraph" style:parent-style-name="Standard">
      <style:paragraph-properties fo:background-color="#e6e6ff">
        <style:background-image/>
      </style:paragraph-properties>
      <style:text-properties style:font-name="WenQuanYi Micro Hei" fo:font-size="12pt" officeooo:paragraph-rsid="013ceaaf" style:font-name-asian="WenQuanYi Micro Hei" style:font-size-asian="12pt" style:font-size-complex="12pt"/>
    </style:style>
    <style:style style:name="P54" style:family="paragraph" style:parent-style-name="Standard">
      <style:text-properties style:font-name="WenQuanYi Micro Hei" fo:font-size="12pt" style:font-name-asian="WenQuanYi Micro Hei" style:font-size-asian="12pt" style:font-size-complex="12pt"/>
    </style:style>
    <style:style style:name="P55" style:family="paragraph" style:parent-style-name="Standard">
      <style:text-properties style:font-name="WenQuanYi Micro Hei" fo:font-size="12pt" officeooo:rsid="007e33b3" style:font-name-asian="WenQuanYi Micro Hei" style:font-size-asian="12pt" style:font-size-complex="12pt"/>
    </style:style>
    <style:style style:name="P56" style:family="paragraph" style:parent-style-name="Standard">
      <style:text-properties style:font-name="WenQuanYi Micro Hei" fo:font-size="12pt" officeooo:rsid="01385543" officeooo:paragraph-rsid="0131ba3f" style:font-name-asian="WenQuanYi Micro Hei" style:font-size-asian="12pt" style:font-size-complex="12pt"/>
    </style:style>
    <style:style style:name="P57" style:family="paragraph" style:parent-style-name="Standard">
      <style:text-properties style:font-name="WenQuanYi Micro Hei" fo:font-size="12pt" officeooo:rsid="01422175" officeooo:paragraph-rsid="01411e8f" style:font-name-asian="WenQuanYi Micro Hei" style:font-size-asian="12pt" style:font-size-complex="12pt"/>
    </style:style>
    <style:style style:name="P58" style:family="paragraph" style:parent-style-name="Standard">
      <style:text-properties style:font-name="WenQuanYi Micro Hei" fo:font-size="12pt" officeooo:paragraph-rsid="015714b9" style:font-name-asian="WenQuanYi Micro Hei" style:font-size-asian="12pt" style:font-size-complex="12pt"/>
    </style:style>
    <style:style style:name="P59" style:family="paragraph" style:parent-style-name="Standard">
      <style:text-properties style:font-name="WenQuanYi Micro Hei" fo:font-size="12pt" officeooo:paragraph-rsid="012825ac" style:font-name-asian="WenQuanYi Micro Hei" style:font-size-asian="12pt" style:font-size-complex="12pt"/>
    </style:style>
    <style:style style:name="P60" style:family="paragraph" style:parent-style-name="Standard">
      <style:text-properties style:font-name="WenQuanYi Micro Hei" fo:font-size="12pt" officeooo:paragraph-rsid="018ed3dc" style:font-name-asian="WenQuanYi Micro Hei" style:font-size-asian="12pt" style:font-size-complex="12pt"/>
    </style:style>
    <style:style style:name="P61" style:family="paragraph" style:parent-style-name="Standard">
      <style:text-properties style:font-name="WenQuanYi Micro Hei" fo:font-size="12pt" officeooo:paragraph-rsid="019031e8" style:font-name-asian="WenQuanYi Micro Hei" style:font-size-asian="12pt" style:font-size-complex="12pt"/>
    </style:style>
    <style:style style:name="P62" style:family="paragraph" style:parent-style-name="Standard">
      <style:text-properties style:font-name="WenQuanYi Micro Hei" fo:font-size="12pt" officeooo:paragraph-rsid="0194927b" style:font-name-asian="WenQuanYi Micro Hei" style:font-size-asian="12pt" style:font-size-complex="12pt"/>
    </style:style>
    <style:style style:name="P63" style:family="paragraph" style:parent-style-name="Standard">
      <style:text-properties style:font-name="WenQuanYi Micro Hei" fo:font-size="12pt" fo:font-weight="bold" style:font-name-asian="WenQuanYi Micro Hei" style:font-size-asian="12pt" style:font-weight-asian="bold" style:font-size-complex="12pt" style:font-weight-complex="bold"/>
    </style:style>
    <style:style style:name="P64" style:family="paragraph" style:parent-style-name="Standard">
      <style:text-properties style:font-name="WenQuanYi Micro Hei" fo:font-size="12pt" fo:font-weight="bold" officeooo:rsid="009cf035" officeooo:paragraph-rsid="009cf035" style:font-name-asian="WenQuanYi Micro Hei" style:font-size-asian="12pt" style:font-weight-asian="bold" style:font-size-complex="12pt" style:font-weight-complex="bold"/>
    </style:style>
    <style:style style:name="P65" style:family="paragraph" style:parent-style-name="Standard">
      <style:text-properties style:font-name="WenQuanYi Micro Hei" fo:font-size="12pt" fo:font-weight="bold" officeooo:rsid="00cce98a" officeooo:paragraph-rsid="00cce98a" style:font-name-asian="WenQuanYi Micro Hei" style:font-size-asian="12pt" style:font-weight-asian="bold" style:font-size-complex="12pt" style:font-weight-complex="bold"/>
    </style:style>
    <style:style style:name="P66" style:family="paragraph" style:parent-style-name="Standard">
      <style:text-properties style:font-name="WenQuanYi Micro Hei" fo:font-size="12pt" fo:font-weight="bold" officeooo:paragraph-rsid="012825ac" style:font-name-asian="WenQuanYi Micro Hei" style:font-size-asian="12pt" style:font-weight-asian="bold" style:font-size-complex="12pt" style:font-weight-complex="bold"/>
    </style:style>
    <style:style style:name="P67" style:family="paragraph" style:parent-style-name="Standard">
      <style:text-properties style:font-name="WenQuanYi Micro Hei" fo:font-size="12pt" fo:font-weight="normal" officeooo:paragraph-rsid="01920ebb" style:font-name-asian="WenQuanYi Micro Hei" style:font-size-asian="12pt" style:font-weight-asian="normal" style:font-size-complex="12pt" style:font-weight-complex="normal"/>
    </style:style>
    <style:style style:name="P68" style:family="paragraph" style:parent-style-name="Standard">
      <style:text-properties style:font-name="WenQuanYi Micro Hei" fo:font-size="12pt" fo:font-weight="normal" officeooo:paragraph-rsid="0194927b" style:font-name-asian="WenQuanYi Micro Hei" style:font-size-asian="12pt" style:font-weight-asian="normal" style:font-size-complex="12pt" style:font-weight-complex="normal"/>
    </style:style>
    <style:style style:name="P69" style:family="paragraph" style:parent-style-name="Standard">
      <style:paragraph-properties fo:background-color="#e6e6ff">
        <style:background-image/>
      </style:paragraph-properties>
      <style:text-properties style:font-name="WenQuanYi Micro Hei" fo:font-size="12pt" officeooo:rsid="012825d8" officeooo:paragraph-rsid="012825d8" style:font-name-asian="WenQuanYi Micro Hei" style:font-size-asian="12pt" style:font-size-complex="12pt"/>
    </style:style>
    <style:style style:name="P70" style:family="paragraph" style:parent-style-name="Standard">
      <style:paragraph-properties fo:background-color="#e6e6ff">
        <style:background-image/>
      </style:paragraph-properties>
      <style:text-properties style:font-name="WenQuanYi Micro Hei" fo:font-size="12pt" officeooo:rsid="012b4554" officeooo:paragraph-rsid="012b4554" style:font-name-asian="WenQuanYi Micro Hei" style:font-size-asian="12pt" style:font-size-complex="12pt"/>
    </style:style>
    <style:style style:name="P71" style:family="paragraph" style:parent-style-name="Standard">
      <style:paragraph-properties fo:background-color="#e6e6ff">
        <style:background-image/>
      </style:paragraph-properties>
      <style:text-properties style:font-name="WenQuanYi Micro Hei" fo:font-size="12pt" officeooo:rsid="012b6853" officeooo:paragraph-rsid="012b6853" style:font-name-asian="WenQuanYi Micro Hei" style:font-size-asian="12pt" style:font-size-complex="12pt"/>
    </style:style>
    <style:style style:name="P72" style:family="paragraph" style:parent-style-name="Standard">
      <style:paragraph-properties fo:background-color="#e6e6ff">
        <style:background-image/>
      </style:paragraph-properties>
      <style:text-properties style:font-name="WenQuanYi Micro Hei" fo:font-size="12pt" officeooo:rsid="012c9b03" officeooo:paragraph-rsid="012c9b03" style:font-name-asian="WenQuanYi Micro Hei" style:font-size-asian="12pt" style:font-size-complex="12pt"/>
    </style:style>
    <style:style style:name="P73" style:family="paragraph" style:parent-style-name="Standard">
      <style:paragraph-properties fo:background-color="#e6e6ff">
        <style:background-image/>
      </style:paragraph-properties>
      <style:text-properties style:font-name="WenQuanYi Micro Hei" fo:font-size="12pt" officeooo:rsid="013036ab" officeooo:paragraph-rsid="013036ab" style:font-name-asian="WenQuanYi Micro Hei" style:font-size-asian="12pt" style:font-size-complex="12pt"/>
    </style:style>
    <style:style style:name="P74" style:family="paragraph" style:parent-style-name="Standard">
      <style:paragraph-properties fo:background-color="#e6e6ff">
        <style:background-image/>
      </style:paragraph-properties>
      <style:text-properties style:font-name="WenQuanYi Micro Hei" fo:font-size="12pt" officeooo:rsid="013e7dab" officeooo:paragraph-rsid="013e7dab" style:font-name-asian="WenQuanYi Micro Hei" style:font-size-asian="12pt" style:font-size-complex="12pt"/>
    </style:style>
    <style:style style:name="P75" style:family="paragraph" style:parent-style-name="Standard">
      <style:paragraph-properties fo:background-color="#e6e6ff">
        <style:background-image/>
      </style:paragraph-properties>
      <style:text-properties style:font-name="WenQuanYi Micro Hei" fo:font-size="12pt" officeooo:rsid="01422175" officeooo:paragraph-rsid="01495c53" style:font-name-asian="WenQuanYi Micro Hei" style:font-size-asian="12pt" style:font-size-complex="12pt"/>
    </style:style>
    <style:style style:name="P76" style:family="paragraph" style:parent-style-name="Standard">
      <style:paragraph-properties fo:background-color="#e6e6ff">
        <style:background-image/>
      </style:paragraph-properties>
      <style:text-properties style:font-name="WenQuanYi Micro Hei" fo:font-size="12pt" officeooo:rsid="01422175" officeooo:paragraph-rsid="014b585a" style:font-name-asian="WenQuanYi Micro Hei" style:font-size-asian="12pt" style:font-size-complex="12pt"/>
    </style:style>
    <style:style style:name="P77" style:family="paragraph" style:parent-style-name="Standard">
      <style:paragraph-properties fo:background-color="#e6e6ff">
        <style:background-image/>
      </style:paragraph-properties>
      <style:text-properties style:font-name="WenQuanYi Micro Hei" fo:font-size="12pt" officeooo:rsid="01422175" officeooo:paragraph-rsid="014c7db8" style:font-name-asian="WenQuanYi Micro Hei" style:font-size-asian="12pt" style:font-size-complex="12pt"/>
    </style:style>
    <style:style style:name="P78" style:family="paragraph" style:parent-style-name="Standard">
      <style:paragraph-properties fo:background-color="#e6e6ff">
        <style:background-image/>
      </style:paragraph-properties>
      <style:text-properties style:font-name="WenQuanYi Micro Hei" fo:font-size="12pt" officeooo:rsid="01422175" officeooo:paragraph-rsid="014e1dd8" style:font-name-asian="WenQuanYi Micro Hei" style:font-size-asian="12pt" style:font-size-complex="12pt"/>
    </style:style>
    <style:style style:name="P79" style:family="paragraph" style:parent-style-name="Standard">
      <style:paragraph-properties fo:background-color="#e6e6ff">
        <style:background-image/>
      </style:paragraph-properties>
      <style:text-properties style:font-name="WenQuanYi Micro Hei" fo:font-size="12pt" officeooo:rsid="01422175" officeooo:paragraph-rsid="0152b688" style:font-name-asian="WenQuanYi Micro Hei" style:font-size-asian="12pt" style:font-size-complex="12pt"/>
    </style:style>
    <style:style style:name="P80" style:family="paragraph" style:parent-style-name="Standard">
      <style:paragraph-properties fo:background-color="#e6e6ff">
        <style:background-image/>
      </style:paragraph-properties>
      <style:text-properties style:font-name="WenQuanYi Micro Hei" fo:font-size="12pt" officeooo:rsid="01422175" officeooo:paragraph-rsid="0153b07a" style:font-name-asian="WenQuanYi Micro Hei" style:font-size-asian="12pt" style:font-size-complex="12pt"/>
    </style:style>
    <style:style style:name="P81" style:family="paragraph" style:parent-style-name="Standard">
      <style:paragraph-properties fo:background-color="#e6e6ff">
        <style:background-image/>
      </style:paragraph-properties>
      <style:text-properties style:font-name="WenQuanYi Micro Hei" fo:font-size="12pt" officeooo:rsid="01422175" officeooo:paragraph-rsid="0154e3a8" style:font-name-asian="WenQuanYi Micro Hei" style:font-size-asian="12pt" style:font-size-complex="12pt"/>
    </style:style>
    <style:style style:name="P82" style:family="paragraph" style:parent-style-name="Standard">
      <style:paragraph-properties fo:background-color="#e6e6ff">
        <style:background-image/>
      </style:paragraph-properties>
      <style:text-properties style:font-name="WenQuanYi Micro Hei" fo:font-size="12pt" officeooo:rsid="01422175" officeooo:paragraph-rsid="015d8549" style:font-name-asian="WenQuanYi Micro Hei" style:font-size-asian="12pt" style:font-size-complex="12pt"/>
    </style:style>
    <style:style style:name="P83" style:family="paragraph" style:parent-style-name="Standard">
      <style:paragraph-properties fo:background-color="#e6e6ff">
        <style:background-image/>
      </style:paragraph-properties>
      <style:text-properties style:font-name="WenQuanYi Micro Hei" fo:font-size="12pt" officeooo:paragraph-rsid="0167caa5" style:font-name-asian="WenQuanYi Micro Hei" style:font-size-asian="12pt" style:font-size-complex="12pt"/>
    </style:style>
    <style:style style:name="P84" style:family="paragraph" style:parent-style-name="Standard">
      <style:paragraph-properties fo:background-color="#e6e6ff">
        <style:background-image/>
      </style:paragraph-properties>
      <style:text-properties style:font-name="WenQuanYi Micro Hei" fo:font-size="12pt" officeooo:paragraph-rsid="01698238" style:font-name-asian="WenQuanYi Micro Hei" style:font-size-asian="12pt" style:font-size-complex="12pt"/>
    </style:style>
    <style:style style:name="P85" style:family="paragraph" style:parent-style-name="Standard">
      <style:paragraph-properties fo:background-color="transparent">
        <style:background-image/>
      </style:paragraph-properties>
      <style:text-properties style:font-name="WenQuanYi Micro Hei" fo:font-size="12pt" officeooo:paragraph-rsid="01698238" style:font-name-asian="WenQuanYi Micro Hei" style:font-size-asian="12pt" style:font-size-complex="12pt"/>
    </style:style>
    <style:style style:name="P86" style:family="paragraph" style:parent-style-name="Standard">
      <style:paragraph-properties fo:background-color="transparent">
        <style:background-image/>
      </style:paragraph-properties>
      <style:text-properties style:font-name="WenQuanYi Micro Hei" fo:font-size="12pt" officeooo:paragraph-rsid="016bd540" style:font-name-asian="WenQuanYi Micro Hei" style:font-size-asian="12pt" style:font-size-complex="12pt"/>
    </style:style>
    <style:style style:name="P87" style:family="paragraph" style:parent-style-name="Standard">
      <style:paragraph-properties fo:background-color="transparent">
        <style:background-image/>
      </style:paragraph-properties>
      <style:text-properties style:font-name="WenQuanYi Micro Hei" fo:font-size="12pt" officeooo:paragraph-rsid="0175d87a" style:font-name-asian="WenQuanYi Micro Hei" style:font-size-asian="12pt" style:font-size-complex="12pt"/>
    </style:style>
    <style:style style:name="P88" style:family="paragraph" style:parent-style-name="Standard">
      <style:paragraph-properties fo:background-color="transparent">
        <style:background-image/>
      </style:paragraph-properties>
      <style:text-properties style:font-name="WenQuanYi Micro Hei" fo:font-size="12pt" officeooo:paragraph-rsid="018395a6" style:font-name-asian="WenQuanYi Micro Hei" style:font-size-asian="12pt" style:font-size-complex="12pt"/>
    </style:style>
    <style:style style:name="P89" style:family="paragraph" style:parent-style-name="Standard">
      <style:paragraph-properties fo:background-color="transparent">
        <style:background-image/>
      </style:paragraph-properties>
      <style:text-properties style:font-name="WenQuanYi Micro Hei" fo:font-size="12pt" officeooo:paragraph-rsid="01869168" style:font-name-asian="WenQuanYi Micro Hei" style:font-size-asian="12pt" style:font-size-complex="12pt"/>
    </style:style>
    <style:style style:name="P90" style:family="paragraph" style:parent-style-name="Standard">
      <style:paragraph-properties fo:background-color="transparent">
        <style:background-image/>
      </style:paragraph-properties>
      <style:text-properties style:font-name="WenQuanYi Micro Hei" fo:font-size="12pt" fo:font-weight="bold" officeooo:paragraph-rsid="0175d87a" style:font-name-asian="WenQuanYi Micro Hei" style:font-size-asian="12pt" style:font-weight-asian="bold" style:font-size-complex="12pt" style:font-weight-complex="bold"/>
    </style:style>
    <style:style style:name="T1" style:family="text">
      <style:text-properties officeooo:rsid="001fd36f"/>
    </style:style>
    <style:style style:name="T2" style:family="text">
      <style:text-properties officeooo:rsid="002210b5"/>
    </style:style>
    <style:style style:name="T3" style:family="text">
      <style:text-properties officeooo:rsid="0023fa93"/>
    </style:style>
    <style:style style:name="T4" style:family="text">
      <style:text-properties officeooo:rsid="0025edf1"/>
    </style:style>
    <style:style style:name="T5" style:family="text">
      <style:text-properties officeooo:rsid="0027732b"/>
    </style:style>
    <style:style style:name="T6" style:family="text">
      <style:text-properties fo:font-weight="bold" style:font-weight-asian="bold" style:font-weight-complex="bold"/>
    </style:style>
    <style:style style:name="T7" style:family="text">
      <style:text-properties fo:font-weight="bold" officeooo:rsid="002210b5" style:font-weight-asian="bold" style:font-weight-complex="bold"/>
    </style:style>
    <style:style style:name="T8" style:family="text">
      <style:text-properties fo:font-weight="bold" officeooo:rsid="00383592" style:font-weight-asian="bold" style:font-weight-complex="bold"/>
    </style:style>
    <style:style style:name="T9" style:family="text">
      <style:text-properties fo:font-weight="bold" officeooo:rsid="004a6d7f" style:font-weight-asian="bold" style:font-weight-complex="bold"/>
    </style:style>
    <style:style style:name="T10" style:family="text">
      <style:text-properties fo:font-weight="bold" officeooo:rsid="00587e6a" style:font-weight-asian="bold" style:font-weight-complex="bold"/>
    </style:style>
    <style:style style:name="T11" style:family="text">
      <style:text-properties fo:font-weight="bold" officeooo:rsid="005b6d62" style:font-weight-asian="bold" style:font-weight-complex="bold"/>
    </style:style>
    <style:style style:name="T12" style:family="text">
      <style:text-properties fo:font-weight="bold" officeooo:rsid="005d5716" style:font-weight-asian="bold" style:font-weight-complex="bold"/>
    </style:style>
    <style:style style:name="T13" style:family="text">
      <style:text-properties fo:font-weight="bold" officeooo:rsid="006d05e3" style:font-weight-asian="bold" style:font-weight-complex="bold"/>
    </style:style>
    <style:style style:name="T14" style:family="text">
      <style:text-properties fo:font-weight="bold" officeooo:rsid="00771707" style:font-weight-asian="bold" style:font-weight-complex="bold"/>
    </style:style>
    <style:style style:name="T15" style:family="text">
      <style:text-properties fo:font-weight="bold" officeooo:rsid="0096f833" style:font-weight-asian="bold" style:font-weight-complex="bold"/>
    </style:style>
    <style:style style:name="T16" style:family="text">
      <style:text-properties fo:font-weight="bold" officeooo:rsid="00b333cf" style:font-weight-asian="bold" style:font-weight-complex="bold"/>
    </style:style>
    <style:style style:name="T17" style:family="text">
      <style:text-properties fo:font-weight="bold" officeooo:rsid="00b90ce6" style:font-weight-asian="bold" style:font-weight-complex="bold"/>
    </style:style>
    <style:style style:name="T18" style:family="text">
      <style:text-properties fo:font-weight="bold" officeooo:rsid="00bc3916" style:font-weight-asian="bold" style:font-weight-complex="bold"/>
    </style:style>
    <style:style style:name="T19" style:family="text">
      <style:text-properties fo:font-weight="bold" officeooo:rsid="00bd97f6" style:font-weight-asian="bold" style:font-weight-complex="bold"/>
    </style:style>
    <style:style style:name="T20" style:family="text">
      <style:text-properties fo:font-weight="bold" officeooo:rsid="00c6030a" style:font-weight-asian="bold" style:font-weight-complex="bold"/>
    </style:style>
    <style:style style:name="T21" style:family="text">
      <style:text-properties fo:font-weight="bold" officeooo:rsid="00c7e85b" style:font-weight-asian="bold" style:font-weight-complex="bold"/>
    </style:style>
    <style:style style:name="T22" style:family="text">
      <style:text-properties fo:font-weight="bold" officeooo:rsid="00bac600" style:font-weight-asian="bold" style:font-weight-complex="bold"/>
    </style:style>
    <style:style style:name="T23" style:family="text">
      <style:text-properties fo:font-weight="bold" officeooo:rsid="00d4fd1d" style:font-weight-asian="bold" style:font-weight-complex="bold"/>
    </style:style>
    <style:style style:name="T24" style:family="text">
      <style:text-properties fo:font-weight="bold" officeooo:rsid="00d803d6" style:font-weight-asian="bold" style:font-weight-complex="bold"/>
    </style:style>
    <style:style style:name="T25" style:family="text">
      <style:text-properties fo:font-weight="bold" officeooo:rsid="00e22ecc" style:font-weight-asian="bold" style:font-weight-complex="bold"/>
    </style:style>
    <style:style style:name="T26" style:family="text">
      <style:text-properties fo:font-weight="bold" officeooo:rsid="00ee23fe" style:font-weight-asian="bold" style:font-weight-complex="bold"/>
    </style:style>
    <style:style style:name="T27" style:family="text">
      <style:text-properties fo:font-weight="bold" officeooo:rsid="0101e0d3" style:font-weight-asian="bold" style:font-weight-complex="bold"/>
    </style:style>
    <style:style style:name="T28" style:family="text">
      <style:text-properties fo:font-weight="bold" officeooo:rsid="010a0b3d" style:font-weight-asian="bold" style:font-weight-complex="bold"/>
    </style:style>
    <style:style style:name="T29" style:family="text">
      <style:text-properties fo:font-weight="bold" officeooo:rsid="0112ec0d" style:font-weight-asian="bold" style:font-weight-complex="bold"/>
    </style:style>
    <style:style style:name="T30" style:family="text">
      <style:text-properties fo:font-weight="bold" officeooo:rsid="012226b2" style:font-weight-asian="bold" style:font-weight-complex="bold"/>
    </style:style>
    <style:style style:name="T31" style:family="text">
      <style:text-properties fo:font-weight="bold" officeooo:rsid="0123cddb" style:font-weight-asian="bold" style:font-weight-complex="bold"/>
    </style:style>
    <style:style style:name="T32" style:family="text">
      <style:text-properties fo:font-weight="bold" officeooo:rsid="0131ba3f" style:font-weight-asian="bold" style:font-weight-complex="bold"/>
    </style:style>
    <style:style style:name="T33" style:family="text">
      <style:text-properties fo:font-weight="bold" officeooo:rsid="01411e8f" style:font-weight-asian="bold" style:font-weight-complex="bold"/>
    </style:style>
    <style:style style:name="T34" style:family="text">
      <style:text-properties fo:font-weight="bold" officeooo:rsid="015714b9" style:font-weight-asian="bold" style:font-weight-complex="bold"/>
    </style:style>
    <style:style style:name="T35" style:family="text">
      <style:text-properties fo:font-weight="bold" officeooo:rsid="015adc38" style:font-weight-asian="bold" style:font-weight-complex="bold"/>
    </style:style>
    <style:style style:name="T36" style:family="text">
      <style:text-properties fo:font-weight="bold" officeooo:rsid="015c9de3" style:font-weight-asian="bold" style:font-weight-complex="bold"/>
    </style:style>
    <style:style style:name="T37" style:family="text">
      <style:text-properties fo:font-weight="bold" officeooo:rsid="015f6547" style:font-weight-asian="bold" style:font-weight-complex="bold"/>
    </style:style>
    <style:style style:name="T38" style:family="text">
      <style:text-properties fo:font-weight="bold" officeooo:rsid="0160695d" style:font-weight-asian="bold" style:font-weight-complex="bold"/>
    </style:style>
    <style:style style:name="T39" style:family="text">
      <style:text-properties fo:font-weight="bold" officeooo:rsid="01610d13" style:font-weight-asian="bold" style:font-weight-complex="bold"/>
    </style:style>
    <style:style style:name="T40" style:family="text">
      <style:text-properties fo:font-weight="bold" officeooo:rsid="016bd540" style:font-weight-asian="bold" style:font-weight-complex="bold"/>
    </style:style>
    <style:style style:name="T41" style:family="text">
      <style:text-properties fo:font-weight="bold" officeooo:rsid="017138f2" style:font-weight-asian="bold" style:font-weight-complex="bold"/>
    </style:style>
    <style:style style:name="T42" style:family="text">
      <style:text-properties fo:font-weight="bold" officeooo:rsid="0175d87a" style:font-weight-asian="bold" style:font-weight-complex="bold"/>
    </style:style>
    <style:style style:name="T43" style:family="text">
      <style:text-properties fo:font-weight="bold" officeooo:rsid="01794d26" style:font-weight-asian="bold" style:font-weight-complex="bold"/>
    </style:style>
    <style:style style:name="T44" style:family="text">
      <style:text-properties fo:font-weight="bold" officeooo:rsid="018395a6" style:font-weight-asian="bold" style:font-weight-complex="bold"/>
    </style:style>
    <style:style style:name="T45" style:family="text">
      <style:text-properties fo:font-weight="bold" officeooo:rsid="01869168" style:font-weight-asian="bold" style:font-weight-complex="bold"/>
    </style:style>
    <style:style style:name="T46" style:family="text">
      <style:text-properties fo:font-weight="bold" officeooo:rsid="018882ae" style:font-weight-asian="bold" style:font-weight-complex="bold"/>
    </style:style>
    <style:style style:name="T47" style:family="text">
      <style:text-properties officeooo:rsid="002ce4d4"/>
    </style:style>
    <style:style style:name="T48" style:family="text">
      <style:text-properties officeooo:rsid="002f3c28"/>
    </style:style>
    <style:style style:name="T49" style:family="text">
      <style:text-properties officeooo:rsid="0030ca41"/>
    </style:style>
    <style:style style:name="T50" style:family="text">
      <style:text-properties officeooo:rsid="0032131f"/>
    </style:style>
    <style:style style:name="T51" style:family="text">
      <style:text-properties officeooo:rsid="0035227a"/>
    </style:style>
    <style:style style:name="T52" style:family="text">
      <style:text-properties officeooo:rsid="00365df0"/>
    </style:style>
    <style:style style:name="T53" style:family="text">
      <style:text-properties officeooo:rsid="00383592"/>
    </style:style>
    <style:style style:name="T54" style:family="text">
      <style:text-properties officeooo:rsid="003ab9a3"/>
    </style:style>
    <style:style style:name="T55" style:family="text">
      <style:text-properties officeooo:rsid="00400f76"/>
    </style:style>
    <style:style style:name="T56" style:family="text">
      <style:text-properties officeooo:rsid="004121cd"/>
    </style:style>
    <style:style style:name="T57" style:family="text">
      <style:text-properties officeooo:rsid="0042d656"/>
    </style:style>
    <style:style style:name="T58" style:family="text">
      <style:text-properties officeooo:rsid="0044bcee"/>
    </style:style>
    <style:style style:name="T59" style:family="text">
      <style:text-properties officeooo:rsid="00458686"/>
    </style:style>
    <style:style style:name="T60" style:family="text">
      <style:text-properties officeooo:rsid="00468d61"/>
    </style:style>
    <style:style style:name="T61" style:family="text">
      <style:text-properties officeooo:rsid="00482dfc"/>
    </style:style>
    <style:style style:name="T62" style:family="text">
      <style:text-properties officeooo:rsid="004a6d7f"/>
    </style:style>
    <style:style style:name="T63" style:family="text">
      <style:text-properties officeooo:rsid="004f74cd"/>
    </style:style>
    <style:style style:name="T64" style:family="text">
      <style:text-properties officeooo:rsid="0052847e"/>
    </style:style>
    <style:style style:name="T65" style:family="text">
      <style:text-properties officeooo:rsid="00554b04"/>
    </style:style>
    <style:style style:name="T66" style:family="text">
      <style:text-properties officeooo:rsid="0056dc7f"/>
    </style:style>
    <style:style style:name="T67" style:family="text">
      <style:text-properties officeooo:rsid="00577ab2"/>
    </style:style>
    <style:style style:name="T68" style:family="text">
      <style:text-properties officeooo:rsid="00580677"/>
    </style:style>
    <style:style style:name="T69" style:family="text">
      <style:text-properties officeooo:rsid="00587e6a"/>
    </style:style>
    <style:style style:name="T70" style:family="text">
      <style:text-properties officeooo:rsid="005a0fb6"/>
    </style:style>
    <style:style style:name="T71" style:family="text">
      <style:text-properties officeooo:rsid="005b6d62"/>
    </style:style>
    <style:style style:name="T72" style:family="text">
      <style:text-properties officeooo:rsid="005d5716"/>
    </style:style>
    <style:style style:name="T73" style:family="text">
      <style:text-properties officeooo:rsid="005ec920"/>
    </style:style>
    <style:style style:name="T74" style:family="text">
      <style:text-properties officeooo:rsid="005fc35a"/>
    </style:style>
    <style:style style:name="T75" style:family="text">
      <style:text-properties officeooo:rsid="0061b040"/>
    </style:style>
    <style:style style:name="T76" style:family="text">
      <style:text-properties officeooo:rsid="00634f76"/>
    </style:style>
    <style:style style:name="T77" style:family="text">
      <style:text-properties officeooo:rsid="00641baf"/>
    </style:style>
    <style:style style:name="T78" style:family="text">
      <style:text-properties officeooo:rsid="00677525"/>
    </style:style>
    <style:style style:name="T79" style:family="text">
      <style:text-properties officeooo:rsid="0068ad4a"/>
    </style:style>
    <style:style style:name="T80" style:family="text">
      <style:text-properties officeooo:rsid="0069c988"/>
    </style:style>
    <style:style style:name="T81" style:family="text">
      <style:text-properties officeooo:rsid="006b53b1"/>
    </style:style>
    <style:style style:name="T82" style:family="text">
      <style:text-properties officeooo:rsid="006c9e6e"/>
    </style:style>
    <style:style style:name="T83" style:family="text">
      <style:text-properties officeooo:rsid="006cef10"/>
    </style:style>
    <style:style style:name="T84" style:family="text">
      <style:text-properties officeooo:rsid="006d05e3"/>
    </style:style>
    <style:style style:name="T85" style:family="text">
      <style:text-properties officeooo:rsid="006f7d67"/>
    </style:style>
    <style:style style:name="T86" style:family="text">
      <style:text-properties officeooo:rsid="007085c2"/>
    </style:style>
    <style:style style:name="T87" style:family="text">
      <style:text-properties officeooo:rsid="00736b28"/>
    </style:style>
    <style:style style:name="T88" style:family="text">
      <style:text-properties officeooo:rsid="0074c2fc"/>
    </style:style>
    <style:style style:name="T89" style:family="text">
      <style:text-properties officeooo:rsid="0075e862"/>
    </style:style>
    <style:style style:name="T90" style:family="text">
      <style:text-properties officeooo:rsid="00766299"/>
    </style:style>
    <style:style style:name="T91" style:family="text">
      <style:text-properties officeooo:rsid="0078ecde"/>
    </style:style>
    <style:style style:name="T92" style:family="text">
      <style:text-properties officeooo:rsid="007a4428"/>
    </style:style>
    <style:style style:name="T93" style:family="text">
      <style:text-properties officeooo:rsid="007c0b7d"/>
    </style:style>
    <style:style style:name="T94" style:family="text">
      <style:text-properties officeooo:rsid="007e33b3"/>
    </style:style>
    <style:style style:name="T95" style:family="text">
      <style:text-properties officeooo:rsid="007fbb89"/>
    </style:style>
    <style:style style:name="T96" style:family="text">
      <style:text-properties officeooo:rsid="0082387c"/>
    </style:style>
    <style:style style:name="T97" style:family="text">
      <style:text-properties officeooo:rsid="00832487"/>
    </style:style>
    <style:style style:name="T98" style:family="text">
      <style:text-properties officeooo:rsid="0083b29a"/>
    </style:style>
    <style:style style:name="T99" style:family="text">
      <style:text-properties officeooo:rsid="0084efe6"/>
    </style:style>
    <style:style style:name="T100" style:family="text">
      <style:text-properties officeooo:rsid="0086e1f3"/>
    </style:style>
    <style:style style:name="T101" style:family="text">
      <style:text-properties officeooo:rsid="0086e862"/>
    </style:style>
    <style:style style:name="T102" style:family="text">
      <style:text-properties officeooo:rsid="008858cd"/>
    </style:style>
    <style:style style:name="T103" style:family="text">
      <style:text-properties officeooo:rsid="0088d7a2"/>
    </style:style>
    <style:style style:name="T104" style:family="text">
      <style:text-properties officeooo:rsid="008b104f"/>
    </style:style>
    <style:style style:name="T105" style:family="text">
      <style:text-properties officeooo:rsid="008c22da"/>
    </style:style>
    <style:style style:name="T106" style:family="text">
      <style:text-properties officeooo:rsid="00926e26"/>
    </style:style>
    <style:style style:name="T107" style:family="text">
      <style:text-properties officeooo:rsid="00929620"/>
    </style:style>
    <style:style style:name="T108" style:family="text">
      <style:text-properties officeooo:rsid="00947aa7"/>
    </style:style>
    <style:style style:name="T109" style:family="text">
      <style:text-properties officeooo:rsid="0095b2b9"/>
    </style:style>
    <style:style style:name="T110" style:family="text">
      <style:text-properties officeooo:rsid="0096f833"/>
    </style:style>
    <style:style style:name="T111" style:family="text">
      <style:text-properties officeooo:rsid="009af2af"/>
    </style:style>
    <style:style style:name="T112" style:family="text">
      <style:text-properties officeooo:rsid="009c3711"/>
    </style:style>
    <style:style style:name="T113" style:family="text">
      <style:text-properties officeooo:rsid="00a0a1f2"/>
    </style:style>
    <style:style style:name="T114" style:family="text">
      <style:text-properties officeooo:rsid="00a3c574"/>
    </style:style>
    <style:style style:name="T115" style:family="text">
      <style:text-properties officeooo:rsid="00a3efd9"/>
    </style:style>
    <style:style style:name="T116" style:family="text">
      <style:text-properties officeooo:rsid="00a52bc7"/>
    </style:style>
    <style:style style:name="T117" style:family="text">
      <style:text-properties officeooo:rsid="00a6ad69"/>
    </style:style>
    <style:style style:name="T118" style:family="text">
      <style:text-properties officeooo:rsid="00a858bd"/>
    </style:style>
    <style:style style:name="T119" style:family="text">
      <style:text-properties officeooo:rsid="00a9af35"/>
    </style:style>
    <style:style style:name="T120" style:family="text">
      <style:text-properties officeooo:rsid="00ab4a7f"/>
    </style:style>
    <style:style style:name="T121" style:family="text">
      <style:text-properties officeooo:rsid="00ab77ee"/>
    </style:style>
    <style:style style:name="T122" style:family="text">
      <style:text-properties officeooo:rsid="00ac665f"/>
    </style:style>
    <style:style style:name="T123" style:family="text">
      <style:text-properties officeooo:rsid="00afcbc4"/>
    </style:style>
    <style:style style:name="T124" style:family="text">
      <style:text-properties officeooo:rsid="00afce8c"/>
    </style:style>
    <style:style style:name="T125" style:family="text">
      <style:text-properties officeooo:rsid="00b1bfd0"/>
    </style:style>
    <style:style style:name="T126" style:family="text">
      <style:text-properties officeooo:rsid="00b333cf"/>
    </style:style>
    <style:style style:name="T127" style:family="text">
      <style:text-properties officeooo:rsid="00b90357"/>
    </style:style>
    <style:style style:name="T128" style:family="text">
      <style:text-properties officeooo:rsid="00b90ce6"/>
    </style:style>
    <style:style style:name="T129" style:family="text">
      <style:text-properties officeooo:rsid="00bac600"/>
    </style:style>
    <style:style style:name="T130" style:family="text">
      <style:text-properties officeooo:rsid="00bc3916"/>
    </style:style>
    <style:style style:name="T131" style:family="text">
      <style:text-properties officeooo:rsid="00bd97f6"/>
    </style:style>
    <style:style style:name="T132" style:family="text">
      <style:text-properties officeooo:rsid="00c6030a"/>
    </style:style>
    <style:style style:name="T133" style:family="text">
      <style:text-properties officeooo:rsid="00c7e85b"/>
    </style:style>
    <style:style style:name="T134" style:family="text">
      <style:text-properties officeooo:rsid="00c8ef0e"/>
    </style:style>
    <style:style style:name="T135" style:family="text">
      <style:text-properties officeooo:rsid="00cad177"/>
    </style:style>
    <style:style style:name="T136" style:family="text">
      <style:text-properties officeooo:rsid="00cce98a"/>
    </style:style>
    <style:style style:name="T137" style:family="text">
      <style:text-properties officeooo:rsid="00d003b6"/>
    </style:style>
    <style:style style:name="T138" style:family="text">
      <style:text-properties officeooo:rsid="00d1c0bc"/>
    </style:style>
    <style:style style:name="T139" style:family="text">
      <style:text-properties officeooo:rsid="00d39abf"/>
    </style:style>
    <style:style style:name="T140" style:family="text">
      <style:text-properties officeooo:rsid="00d4fd1d"/>
    </style:style>
    <style:style style:name="T141" style:family="text">
      <style:text-properties officeooo:rsid="00d6b799"/>
    </style:style>
    <style:style style:name="T142" style:family="text">
      <style:text-properties officeooo:rsid="00d803d6"/>
    </style:style>
    <style:style style:name="T143" style:family="text">
      <style:text-properties officeooo:rsid="00dad862"/>
    </style:style>
    <style:style style:name="T144" style:family="text">
      <style:text-properties officeooo:rsid="00ddebd1"/>
    </style:style>
    <style:style style:name="T145" style:family="text">
      <style:text-properties officeooo:rsid="00de26b6"/>
    </style:style>
    <style:style style:name="T146" style:family="text">
      <style:text-properties officeooo:rsid="00e0416d"/>
    </style:style>
    <style:style style:name="T147" style:family="text">
      <style:text-properties officeooo:rsid="00e22ecc"/>
    </style:style>
    <style:style style:name="T148" style:family="text">
      <style:text-properties officeooo:rsid="00e4084b"/>
    </style:style>
    <style:style style:name="T149" style:family="text">
      <style:text-properties officeooo:rsid="00e56da1"/>
    </style:style>
    <style:style style:name="T150" style:family="text">
      <style:text-properties officeooo:rsid="00e748cc"/>
    </style:style>
    <style:style style:name="T151" style:family="text">
      <style:text-properties officeooo:rsid="00eadc49"/>
    </style:style>
    <style:style style:name="T152" style:family="text">
      <style:text-properties officeooo:rsid="00eddd83"/>
    </style:style>
    <style:style style:name="T153" style:family="text">
      <style:text-properties officeooo:rsid="00ee23fe"/>
    </style:style>
    <style:style style:name="T154" style:family="text">
      <style:text-properties officeooo:rsid="00f0d432"/>
    </style:style>
    <style:style style:name="T155" style:family="text">
      <style:text-properties fo:font-weight="normal" officeooo:rsid="00f66db5" style:font-weight-asian="normal" style:font-weight-complex="normal"/>
    </style:style>
    <style:style style:name="T156" style:family="text">
      <style:text-properties officeooo:rsid="00f8454f"/>
    </style:style>
    <style:style style:name="T157" style:family="text">
      <style:text-properties officeooo:rsid="00f9cb92"/>
    </style:style>
    <style:style style:name="T158" style:family="text">
      <style:text-properties officeooo:rsid="00fad6ce"/>
    </style:style>
    <style:style style:name="T159" style:family="text">
      <style:text-properties officeooo:rsid="00fca957"/>
    </style:style>
    <style:style style:name="T160" style:family="text">
      <style:text-properties officeooo:rsid="00fe80a5"/>
    </style:style>
    <style:style style:name="T161" style:family="text">
      <style:text-properties officeooo:rsid="00ffb53b"/>
    </style:style>
    <style:style style:name="T162" style:family="text">
      <style:text-properties officeooo:rsid="0101a18f"/>
    </style:style>
    <style:style style:name="T163" style:family="text">
      <style:text-properties officeooo:rsid="0101e0d3"/>
    </style:style>
    <style:style style:name="T164" style:family="text">
      <style:text-properties officeooo:rsid="01035dd2"/>
    </style:style>
    <style:style style:name="T165" style:family="text">
      <style:text-properties officeooo:rsid="0106531e"/>
    </style:style>
    <style:style style:name="T166" style:family="text">
      <style:text-properties officeooo:rsid="01088cd3"/>
    </style:style>
    <style:style style:name="T167" style:family="text">
      <style:text-properties officeooo:rsid="010a0b3d"/>
    </style:style>
    <style:style style:name="T168" style:family="text">
      <style:text-properties officeooo:rsid="0110f938"/>
    </style:style>
    <style:style style:name="T169" style:family="text">
      <style:text-properties officeooo:rsid="0112ec0d"/>
    </style:style>
    <style:style style:name="T170" style:family="text">
      <style:text-properties officeooo:rsid="0114d73b"/>
    </style:style>
    <style:style style:name="T171" style:family="text">
      <style:text-properties officeooo:rsid="01163a28"/>
    </style:style>
    <style:style style:name="T172" style:family="text">
      <style:text-properties officeooo:rsid="01176407"/>
    </style:style>
    <style:style style:name="T173" style:family="text">
      <style:text-properties officeooo:rsid="011a0a19"/>
    </style:style>
    <style:style style:name="T174" style:family="text">
      <style:text-properties officeooo:rsid="011ba9fe"/>
    </style:style>
    <style:style style:name="T175" style:family="text">
      <style:text-properties officeooo:rsid="011bda0e"/>
    </style:style>
    <style:style style:name="T176" style:family="text">
      <style:text-properties officeooo:rsid="011d2ae1"/>
    </style:style>
    <style:style style:name="T177" style:family="text">
      <style:text-properties officeooo:rsid="012226b2"/>
    </style:style>
    <style:style style:name="T178" style:family="text">
      <style:text-properties officeooo:rsid="0123cddb"/>
    </style:style>
    <style:style style:name="T179" style:family="text">
      <style:text-properties officeooo:rsid="01258673"/>
    </style:style>
    <style:style style:name="T180" style:family="text">
      <style:text-properties officeooo:rsid="012825d8"/>
    </style:style>
    <style:style style:name="T181" style:family="text">
      <style:text-properties officeooo:rsid="01291ea6"/>
    </style:style>
    <style:style style:name="T182" style:family="text">
      <style:text-properties officeooo:rsid="012ad52e"/>
    </style:style>
    <style:style style:name="T183" style:family="text">
      <style:text-properties officeooo:rsid="013036ab"/>
    </style:style>
    <style:style style:name="T184" style:family="text">
      <style:text-properties officeooo:rsid="0131ba3f"/>
    </style:style>
    <style:style style:name="T185" style:family="text">
      <style:text-properties officeooo:rsid="01374d84"/>
    </style:style>
    <style:style style:name="T186" style:family="text">
      <style:text-properties officeooo:rsid="01385543"/>
    </style:style>
    <style:style style:name="T187" style:family="text">
      <style:text-properties officeooo:rsid="01399284"/>
    </style:style>
    <style:style style:name="T188" style:family="text">
      <style:text-properties officeooo:rsid="013b19a6"/>
    </style:style>
    <style:style style:name="T189" style:family="text">
      <style:text-properties officeooo:rsid="013ceaaf"/>
    </style:style>
    <style:style style:name="T190" style:family="text">
      <style:text-properties officeooo:rsid="01411e8f"/>
    </style:style>
    <style:style style:name="T191" style:family="text">
      <style:text-properties officeooo:rsid="01422175"/>
    </style:style>
    <style:style style:name="T192" style:family="text">
      <style:text-properties officeooo:rsid="014386fa"/>
    </style:style>
    <style:style style:name="T193" style:family="text">
      <style:text-properties officeooo:rsid="0144beac"/>
    </style:style>
    <style:style style:name="T194" style:family="text">
      <style:text-properties officeooo:rsid="01495c53"/>
    </style:style>
    <style:style style:name="T195" style:family="text">
      <style:text-properties officeooo:rsid="014b585a"/>
    </style:style>
    <style:style style:name="T196" style:family="text">
      <style:text-properties officeooo:rsid="014c7db8"/>
    </style:style>
    <style:style style:name="T197" style:family="text">
      <style:text-properties officeooo:rsid="014e1dd8"/>
    </style:style>
    <style:style style:name="T198" style:family="text">
      <style:text-properties officeooo:rsid="014f5467"/>
    </style:style>
    <style:style style:name="T199" style:family="text">
      <style:text-properties officeooo:rsid="0152b688"/>
    </style:style>
    <style:style style:name="T200" style:family="text">
      <style:text-properties officeooo:rsid="0153b07a"/>
    </style:style>
    <style:style style:name="T201" style:family="text">
      <style:text-properties officeooo:rsid="0154e3a8"/>
    </style:style>
    <style:style style:name="T202" style:family="text">
      <style:text-properties officeooo:rsid="015714b9"/>
    </style:style>
    <style:style style:name="T203" style:family="text">
      <style:text-properties officeooo:rsid="0157cbbc"/>
    </style:style>
    <style:style style:name="T204" style:family="text">
      <style:text-properties officeooo:rsid="0157faac"/>
    </style:style>
    <style:style style:name="T205" style:family="text">
      <style:text-properties officeooo:rsid="015adc38"/>
    </style:style>
    <style:style style:name="T206" style:family="text">
      <style:text-properties officeooo:rsid="015bc5c3"/>
    </style:style>
    <style:style style:name="T207" style:family="text">
      <style:text-properties officeooo:rsid="015c9de3"/>
    </style:style>
    <style:style style:name="T208" style:family="text">
      <style:text-properties officeooo:rsid="015f6547"/>
    </style:style>
    <style:style style:name="T209" style:family="text">
      <style:text-properties officeooo:rsid="0160695d"/>
    </style:style>
    <style:style style:name="T210" style:family="text">
      <style:text-properties officeooo:rsid="01610d13"/>
    </style:style>
    <style:style style:name="T211" style:family="text">
      <style:text-properties officeooo:rsid="012825ac"/>
    </style:style>
    <style:style style:name="T212" style:family="text">
      <style:text-properties officeooo:rsid="01671b8e"/>
    </style:style>
    <style:style style:name="T213" style:family="text">
      <style:text-properties officeooo:rsid="0167caa5"/>
    </style:style>
    <style:style style:name="T214" style:family="text">
      <style:text-properties officeooo:rsid="0167cdf2"/>
    </style:style>
    <style:style style:name="T215" style:family="text">
      <style:text-properties officeooo:rsid="01698238"/>
    </style:style>
    <style:style style:name="T216" style:family="text">
      <style:text-properties officeooo:rsid="016bd540"/>
    </style:style>
    <style:style style:name="T217" style:family="text">
      <style:text-properties officeooo:rsid="016f231f"/>
    </style:style>
    <style:style style:name="T218" style:family="text">
      <style:text-properties officeooo:rsid="01706739"/>
    </style:style>
    <style:style style:name="T219" style:family="text">
      <style:text-properties officeooo:rsid="0170c9d5"/>
    </style:style>
    <style:style style:name="T220" style:family="text">
      <style:text-properties officeooo:rsid="017138f2"/>
    </style:style>
    <style:style style:name="T221" style:family="text">
      <style:text-properties officeooo:rsid="01724c7c"/>
    </style:style>
    <style:style style:name="T222" style:family="text">
      <style:text-properties officeooo:rsid="0175d87a"/>
    </style:style>
    <style:style style:name="T223" style:family="text">
      <style:text-properties officeooo:rsid="01794d26"/>
    </style:style>
    <style:style style:name="T224" style:family="text">
      <style:text-properties officeooo:rsid="017ce239"/>
    </style:style>
    <style:style style:name="T225" style:family="text">
      <style:text-properties officeooo:rsid="017e8282"/>
    </style:style>
    <style:style style:name="T226" style:family="text">
      <style:text-properties officeooo:rsid="0182222d"/>
    </style:style>
    <style:style style:name="T227" style:family="text">
      <style:text-properties officeooo:rsid="018395a6"/>
    </style:style>
    <style:style style:name="T228" style:family="text">
      <style:text-properties officeooo:rsid="0184dac7"/>
    </style:style>
    <style:style style:name="T229" style:family="text">
      <style:text-properties officeooo:rsid="018610e6"/>
    </style:style>
    <style:style style:name="T230" style:family="text">
      <style:text-properties officeooo:rsid="01869168"/>
    </style:style>
    <style:style style:name="T231" style:family="text">
      <style:text-properties officeooo:rsid="018882ae"/>
    </style:style>
    <style:style style:name="T232" style:family="text">
      <style:text-properties officeooo:rsid="018e2fc8"/>
    </style:style>
    <style:style style:name="T233" style:family="text">
      <style:text-properties officeooo:rsid="009cf035"/>
    </style:style>
    <style:style style:name="T234" style:family="text">
      <style:text-properties officeooo:rsid="0194927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T59">1、存储分配</text:span></text:p>
      <text:p text:style-name="P61"><text:span text:style-name="T60">2、</text:span><text:span text:style-name="T59">随机数生成</text:span></text:p>
      <text:p text:style-name="P67"><text:span text:style-name="T61">3、</text:span>数字转换</text:p>
      <text:p text:style-name="P68"><text:span text:style-name="T67">4、</text:span><text:span text:style-name="T59">环境通信</text:span></text:p>
      <text:p text:style-name="P62"><text:span text:style-name="T95">5、</text:span><text:span text:style-name="T59">搜索与排序</text:span></text:p>
      <text:p text:style-name="P62"><text:span text:style-name="T233">6、整型算术</text:span></text:p>
      <text:p text:style-name="P62"><text:span text:style-name="T112">7</text:span><text:span text:style-name="T109">、</text:span><text:span text:style-name="T233">多字节</text:span><text:span text:style-name="T47">、宽字符和字符串转换</text:span></text:p>
      <text:p text:style-name="P62"><text:span text:style-name="T136">8、时间与日期</text:span></text:p>
      <text:p text:style-name="P62"><text:span text:style-name="T211">9、区域设置</text:span></text:p>
      <text:p text:style-name="P62"><text:span text:style-name="T234">10、其它</text:span></text:p>
      <text:p text:style-name="P1"><text:span text:style-name="T59"/></text:p>
      <text:p text:style-name="P63"><text:span text:style-name="T59">1、</text:span>存储分配</text:p>
      <text:p text:style-name="P1"/>
      <text:p text:style-name="P43">void* malloc(size_t size);</text:p>
      <text:p text:style-name="P43">void* calloc(size_t elt_count, size_t elt_size);</text:p>
      <text:p text:style-name="P43">void* realloc(size_t *ptr, size_t size);</text:p>
      <text:p text:style-name="P43">void free(void *ptr);</text:p>
      <text:p text:style-name="P14"/>
      <text:p text:style-name="P2"><text:span text:style-name="T7">malloc</text:span><text:span text:style-name="T2">函数分配足够大的内存区域长度（用sizeof运算符计算）为size的对象，返回这个区域中第一个元素的指针，并保证对任何数据类型正确对齐。调用者可以用类型转换运算符将这个指针转换成另一指针类型</text:span><text:span text:style-name="T3">，标准C语言中并不严格要求类型转换，在赋值时可以进行隐式转换，为了保证C</text:span><text:span text:style-name="T4">++兼容性，需要进行类型转换。</text:span><text:span text:style-name="T2">如果是由于某种原因无法进行请求的分配，则返回null指针。如果请求的长度为0，则标准C语言函数返回一个null指针或不能用于访问对象的非null指针。分配的内存不进行任何初始化，因此调用者无法依赖其内容。由于通过malloc分配的区域要保证对任何数据类型正确对齐，因此每个区域实际占用内存块是对齐长度的位数，通常为4或8个字节。</text:span></text:p>
      <text:p text:style-name="P1"><text:span text:style-name="T6">calloc</text:span>分配足够大的内存区来存储elt_count个元素的数组<text:span text:style-name="T5">，每个元素的长度（用sizeof运算符计算）为elt_size。内存区按位清0，返回该区域第一个元素的指针。</text:span></text:p>
      <text:p text:style-name="P1"><text:span text:style-name="T6">realloc</text:span>所带参数为前面由某个标准函数分配的内存区的指针<text:span text:style-name="T48">，在保留其内容的同时改变其长度。</text:span></text:p>
      <text:p text:style-name="P1"><text:span text:style-name="T6">free</text:span>释放前面由malloc<text:span text:style-name="T49">、calloc、realloc分配的内存区</text:span><text:span text:style-name="T50">，只能释放一次，释放之后不能再使用。</text:span></text:p>
      <text:p text:style-name="P1"/>
      <text:p text:style-name="P63"><text:span text:style-name="T60">2、</text:span>随机数生成</text:p>
      <text:p text:style-name="P1"/>
      <text:p text:style-name="P23"><text:span text:style-name="T51">int</text:span><text:span text:style-name="T1"> rand(void);</text:span></text:p>
      <text:p text:style-name="P44">void srand(unsigned seed);</text:p>
      <text:p text:style-name="P45">#define RAND_MAX 0x7fff</text:p>
      <text:p text:style-name="P1"/>
      <text:p text:style-name="P1"><text:soft-page-break/><text:span text:style-name="T6">rand</text:span>返回的整数值范围在<text:span text:style-name="T53">0到int类型可以表示的最大正值之间，是伪随机数生成器的连续结果，在标准C语言中，rand范围的上限由RAND_MAX指定，至少为32767。</text:span></text:p>
      <text:p text:style-name="P1"><text:span text:style-name="T8">srand</text:span><text:span text:style-name="T53">可以初始化调用rand时生成连续值的伪随机数生成器</text:span><text:span text:style-name="T55">，如果seed相同</text:span><text:span text:style-name="T56">，那么再次调用rand时将生成一系列相同的伪随机数</text:span><text:span text:style-name="T57">，通常将seed设为t</text:span><text:span text:style-name="T58">ime(0)，这样便可产生真正意义上的随机数</text:span><text:span text:style-name="T54">。</text:span></text:p>
      <text:p text:style-name="P1"/>
      <text:p text:style-name="P63"><text:span text:style-name="T61">3、</text:span>数字转换</text:p>
      <text:p text:style-name="P1"/>
      <text:p text:style-name="P1">标准C语言提供了一系列把字符串转换为数字的函数<text:span text:style-name="T62">，形式为</text:span><text:span text:style-name="T9">atox</text:span><text:span text:style-name="T62">、</text:span><text:span text:style-name="T9">strtox</text:span><text:span text:style-name="T63">，例如下面的两个函数：</text:span></text:p>
      <text:p text:style-name="P15"/>
      <text:p text:style-name="P24"><text:span text:style-name="T65">double</text:span><text:span text:style-name="T52"> atof(</text:span><text:span text:style-name="T64">const char *</text:span><text:span text:style-name="T66">str</text:span><text:span text:style-name="T52">);</text:span></text:p>
      <text:p text:style-name="P46">double strtod(const char* restrict str, char** restrict ptr);</text:p>
      <text:p text:style-name="P63"/>
      <text:p text:style-name="P63"><text:span text:style-name="T67">4、</text:span>环境通信</text:p>
      <text:p text:style-name="P1"/>
      <text:p text:style-name="P25"><text:span text:style-name="T68">void</text:span><text:span text:style-name="T52"> </text:span><text:span text:style-name="T68">exit</text:span><text:span text:style-name="T52">(</text:span><text:span text:style-name="T68">int status</text:span><text:span text:style-name="T52">);</text:span></text:p>
      <text:p text:style-name="P47">void _Exit(int status);</text:p>
      <text:p text:style-name="P47">void abort(void);</text:p>
      <text:p text:style-name="P47">int atexit(void (*func)(void));</text:p>
      <text:p text:style-name="P1"/>
      <text:p text:style-name="P3"><text:span text:style-name="T10">exit</text:span><text:span text:style-name="T69">正常终止程序，并进行一些清理操作</text:span><text:span text:style-name="T70">：所有向atexit函数注册的函数按与注册相反的顺序调用</text:span><text:span text:style-name="T71">，注册几次就调用几次；刷新打开的输出流，关闭所有打开的数据流；删除tmpfile函数生成的文件；控制返回宿主环境，提供状态值。</text:span></text:p>
      <text:p text:style-name="P3"><text:span text:style-name="T11">_</text:span><text:span text:style-name="T12">Exit</text:span><text:span text:style-name="T72">也是终止程序，与exit不同之处在于既不调用atexit注册的退出处理器</text:span><text:span text:style-name="T73">，也不调用signal注册的信号处理器，是否进行其它清理操作是由实现定义的，如关闭所有打开的数据流，_Exit是C99增加的，传统上有些实现用名为_exit的函数提供类似功能。</text:span></text:p>
      <text:p text:style-name="P1"><text:span text:style-name="T6">abort</text:span>使程序异常终止<text:span text:style-name="T74">，调用abort转换成可以捕获的特殊信号</text:span><text:span text:style-name="T75">，标准C语言为SIGABRT</text:span><text:span text:style-name="T76">，断言失败会调用abort。</text:span></text:p>
      <text:p text:style-name="P1"><text:span text:style-name="T6">atexit</text:span>注册一个函数<text:span text:style-name="T77">，使得调用exit或函数main返回时会调用这个函数，程序异常终止时</text:span><text:span text:style-name="T78">（如用abort或raise终止）</text:span><text:span text:style-name="T79">，不调用注册的函数，实现应允许至少注册</text:span><text:span text:style-name="T80">32个函数。注册函数不能引用任何不是自己定义的存储类为auto或register的对象</text:span><text:span text:style-name="T81">（例如通过指针引用）。</text:span></text:p>
      <text:p text:style-name="P1"/>
      <text:p text:style-name="P26"><text:span text:style-name="T68">char* </text:span><text:span text:style-name="T82">getenv</text:span><text:span text:style-name="T68">(</text:span><text:span text:style-name="T83">const char *name</text:span><text:span text:style-name="T68">);</text:span></text:p>
      <text:p text:style-name="P1"/>
      <text:p text:style-name="P4"><text:span text:style-name="T13">getenv</text:span><text:span text:style-name="T84">返回环境变量name的值，编程人员不能修改返回的字符串</text:span><text:span text:style-name="T85">，main函数的第三个非标准参数env</text:span><text:span text:style-name="T87">（类型为char**）</text:span><text:span text:style-name="T85">提供了环境变量</text:span><text:span text:style-name="T86">（name,value）绑定集。</text:span></text:p>
      <text:p text:style-name="P1"/>
      <text:p text:style-name="P27"><text:span text:style-name="T88">int</text:span><text:span text:style-name="T68"> </text:span><text:span text:style-name="T89">system</text:span><text:span text:style-name="T68">(</text:span><text:span text:style-name="T83">const char *</text:span><text:span text:style-name="T90">command</text:span><text:span text:style-name="T68">);</text:span></text:p>
      <text:p text:style-name="P1"><text:soft-page-break/></text:p>
      <text:p text:style-name="P5"><text:span text:style-name="T14">system</text:span><text:span text:style-name="T91">将command传递到操作系统的命令处理器</text:span><text:span text:style-name="T92">，按实现定义的方式执行，返回值通常是这个命令的完成状态。</text:span></text:p>
      <text:p text:style-name="P1"/>
      <text:p text:style-name="P1">Unix系统还提供了一系列<text:span text:style-name="T6">exec</text:span>函数<text:span text:style-name="T93">，所有情况下</text:span><text:span text:style-name="T94">，它们执行函数第一个参数中的程序，把当前进程变成新进程，各个函数的差别在于新进程的参数如何提供。</text:span></text:p>
      <text:p text:style-name="P55"/>
      <text:p text:style-name="P69">#include &lt;assert.h&gt;</text:p>
      <text:p text:style-name="P52"><text:span text:style-name="T180">#i</text:span><text:span text:style-name="T181">f</text:span><text:span text:style-name="T180">ndef </text:span><text:span text:style-name="T182">NDEBUG</text:span></text:p>
      <text:p text:style-name="P70">void assert(int expression);</text:p>
      <text:p text:style-name="P71">#else</text:p>
      <text:p text:style-name="P72">#define assert(x) ((void)0)</text:p>
      <text:p text:style-name="P73">#endif</text:p>
      <text:p text:style-name="P1"/>
      <text:p text:style-name="P21"><text:span text:style-name="T32">assert</text:span><text:span text:style-name="T184">通常在</text:span><text:span text:style-name="T32">程序开发期间</text:span><text:span text:style-name="T184">用于验证某些条件在运行是是否为真，expression为</text:span><text:span text:style-name="T185">0时在stdout中打印一个诊断消息，包括参数文本</text:span><text:span text:style-name="T186">、文件名</text:span><text:span text:style-name="T188">（</text:span><text:span text:style-name="T186">__</text:span><text:span text:style-name="T187">FILE__</text:span><text:span text:style-name="T188">）</text:span><text:span text:style-name="T186">、行号</text:span><text:span text:style-name="T188">（</text:span><text:span text:style-name="T186">__</text:span><text:span text:style-name="T187">LINE__</text:span><text:span text:style-name="T188">）</text:span><text:span text:style-name="T186">、函数名</text:span><text:span text:style-name="T188">（</text:span><text:span text:style-name="T186">__</text:span><text:span text:style-name="T187">func__</text:span><text:span text:style-name="T188">）</text:span><text:span text:style-name="T186">。</text:span></text:p>
      <text:p text:style-name="P56"/>
      <text:p text:style-name="P53"><text:span text:style-name="T183">#</text:span><text:span text:style-name="T189">include &lt;setjmp.h&gt;</text:span></text:p>
      <text:p text:style-name="P74">int setjmp(jmp_buf env);</text:p>
      <text:p text:style-name="P74">void longjmp(jmp_buf env, int status);</text:p>
      <text:p text:style-name="P1"/>
      <text:p text:style-name="P22"><text:span text:style-name="T33">setjmp</text:span><text:span text:style-name="T190">与</text:span><text:span text:style-name="T33">longjmp</text:span><text:span text:style-name="T190">实现基本形式的非本地跳转</text:span><text:span text:style-name="T191">，可以处理异常或例外情形，比signal更好移植。一般先调用setjmp设置env</text:span><text:span text:style-name="T193">，后面可能会</text:span><text:span text:style-name="T191">执行longjmp</text:span><text:span text:style-name="T192">，然后跳转到setjmp，其返回值为longjmp的参数status。</text:span></text:p>
      <text:p text:style-name="P57"/>
      <text:p text:style-name="P75"><text:span text:style-name="T183">#</text:span><text:span text:style-name="T189">include &lt;s</text:span><text:span text:style-name="T194">ignal</text:span><text:span text:style-name="T189">.h&gt;</text:span></text:p>
      <text:p text:style-name="P76"><text:span text:style-name="T195">#define SIG_xxx …</text:span></text:p>
      <text:p text:style-name="P82"><text:span text:style-name="T195">#define SIGxxx …</text:span></text:p>
      <text:p text:style-name="P77"><text:span text:style-name="T196">void (*signal(int sig, void (*func)(int)))(int);</text:span></text:p>
      <text:p text:style-name="P78"><text:span text:style-name="T197">int raise(int sig);</text:span></text:p>
      <text:p text:style-name="P78"><text:span text:style-name="T197">/</text:span><text:span text:style-name="T206">************************/</text:span></text:p>
      <text:p text:style-name="P78"><text:span text:style-name="T197">/* </text:span><text:span text:style-name="T198">Non-Standard extensions: */</text:span></text:p>
      <text:p text:style-name="P79"><text:span text:style-name="T199">int kill(int pid, int sig);</text:span></text:p>
      <text:p text:style-name="P80"><text:span text:style-name="T200">int (*ssignal(int softsig, int (*func)(int)))(int);</text:span></text:p>
      <text:p text:style-name="P81"><text:span text:style-name="T201">int gsignal(int softsig);</text:span></text:p>
      <text:p text:style-name="P81"><text:span text:style-name="T201">void psignal(int sig, char *prefix);</text:span></text:p>
      <text:p text:style-name="P1"/>
      <text:p text:style-name="P58"><text:span text:style-name="T34">信号</text:span><text:span text:style-name="T202">是异步事件，用整数值指定</text:span><text:span text:style-name="T203">，以字母SIG开头</text:span><text:span text:style-name="T204">。信号的触发可以通过计算机的错误勘探</text:span><text:soft-page-break/><text:span text:style-name="T204">机制</text:span><text:span text:style-name="T205">、用户程序中的</text:span><text:span text:style-name="T35">kill</text:span><text:span text:style-name="T205">或</text:span><text:span text:style-name="T35">raise</text:span><text:span text:style-name="T205">函数以及程序外部的操作。</text:span><text:span text:style-name="T36">ssignal</text:span><text:span text:style-name="T207">与</text:span><text:span text:style-name="T36">psignal</text:span><text:span text:style-name="T207">使用的软件信号是用户自定义的，数值通常在1到15之间。</text:span></text:p>
      <text:p text:style-name="P58"><text:span text:style-name="T207"/></text:p>
      <text:p text:style-name="P58"><text:span text:style-name="T207">另外</text:span><text:span text:style-name="T208">，非标准C语言还提供了</text:span><text:span text:style-name="T37">sleep</text:span><text:span text:style-name="T208">和</text:span><text:span text:style-name="T37">alarm</text:span><text:span text:style-name="T208">，前者使程序暂停</text:span><text:span text:style-name="T37">指定秒数</text:span><text:span text:style-name="T209">，后者将内部系统定时器设置为</text:span><text:span text:style-name="T38">指定秒数</text:span><text:span text:style-name="T210">，</text:span><text:span text:style-name="T39">返回</text:span><text:span text:style-name="T210">原先定时器上的秒数，定时器超时时，程序发出信号</text:span><text:span text:style-name="T39">SIGALRM</text:span><text:span text:style-name="T210">。</text:span></text:p>
      <text:p text:style-name="P1"/>
      <text:p text:style-name="P63"><text:span text:style-name="T95">5、</text:span>搜索与排序</text:p>
      <text:p text:style-name="P1"/>
      <text:p text:style-name="P28"><text:span text:style-name="T96">void*</text:span><text:span text:style-name="T68"> </text:span><text:span text:style-name="T97">bsearch</text:span><text:span text:style-name="T68">(</text:span><text:span text:style-name="T83">const </text:span><text:span text:style-name="T98">void</text:span><text:span text:style-name="T83"> *</text:span><text:span text:style-name="T99">key, </text:span><text:span text:style-name="T100">const void *</text:span><text:span text:style-name="T101">base, </text:span><text:span text:style-name="T102">size_t count, size_t size,</text:span></text:p>
      <text:p text:style-name="P29"><text:span text:style-name="T102"><text:tab/><text:tab/>int (*compar)(</text:span><text:span text:style-name="T103">const void *the_key, const void *a_value</text:span><text:span text:style-name="T102">)</text:span><text:span text:style-name="T68">);</text:span></text:p>
      <text:p text:style-name="P30"><text:span text:style-name="T96">void</text:span><text:span text:style-name="T68"> </text:span><text:span text:style-name="T105">q</text:span><text:span text:style-name="T104">sort</text:span><text:span text:style-name="T68">(</text:span><text:span text:style-name="T100">void *</text:span><text:span text:style-name="T101">base, </text:span><text:span text:style-name="T106">s</text:span><text:span text:style-name="T102">ize_t count, </text:span><text:span text:style-name="T106">s</text:span><text:span text:style-name="T102">ize_t size,</text:span></text:p>
      <text:p text:style-name="P30"><text:span text:style-name="T102"><text:tab/><text:tab/>int (*compar)(</text:span><text:span text:style-name="T103">const void *</text:span><text:span text:style-name="T107">element1</text:span><text:span text:style-name="T103">, const void *</text:span><text:span text:style-name="T108">element2</text:span><text:span text:style-name="T102">)</text:span><text:span text:style-name="T68">);</text:span></text:p>
      <text:p text:style-name="P1"/>
      <text:p text:style-name="P1"><text:span text:style-name="T6">bsearch</text:span>搜索count个元素的数组<text:span text:style-name="T110">，其第一个元素是base所指的元素，字符中每个元素的长度是size，compar函数的参数是指向关键字的指针和指向一个数组元素的指针，返回的负值、0和正值分别表示关键字小于、等于和大于这个元素，搜索开始时，数组要按升序排序（根据compar），bsearch返回数组中与key匹配的元素的指针，如果找不到这样的元素，则返回null指针。</text:span></text:p>
      <text:p text:style-name="P1"><text:span text:style-name="T15">qsort</text:span><text:span text:style-name="T110">排序count个元素的数组</text:span><text:span text:style-name="T111">。</text:span></text:p>
      <text:p text:style-name="P1"/>
      <text:p text:style-name="P64">6、整型算术</text:p>
      <text:p text:style-name="P16"/>
      <text:p text:style-name="P31"><text:span text:style-name="T88">int</text:span><text:span text:style-name="T68"> </text:span><text:span text:style-name="T89">abs</text:span><text:span text:style-name="T68">(</text:span><text:span text:style-name="T113">int x</text:span><text:span text:style-name="T68">);</text:span></text:p>
      <text:p text:style-name="P32"><text:span text:style-name="T114">long</text:span><text:span text:style-name="T68"> </text:span><text:span text:style-name="T114">l</text:span><text:span text:style-name="T89">abs</text:span><text:span text:style-name="T68">(</text:span><text:span text:style-name="T115">long </text:span><text:span text:style-name="T113">int x</text:span><text:span text:style-name="T68">);</text:span></text:p>
      <text:p text:style-name="P32"><text:span text:style-name="T114">long long </text:span><text:span text:style-name="T68"><text:s/></text:span><text:span text:style-name="T114">ll</text:span><text:span text:style-name="T89">abs</text:span><text:span text:style-name="T68">(</text:span><text:span text:style-name="T116">long long </text:span><text:span text:style-name="T113">int x</text:span><text:span text:style-name="T68">);</text:span></text:p>
      <text:p text:style-name="P33"><text:span text:style-name="T117">div_t</text:span><text:span text:style-name="T68"> </text:span><text:span text:style-name="T118">div</text:span><text:span text:style-name="T68">(</text:span><text:span text:style-name="T113">int </text:span><text:span text:style-name="T119">n, int d</text:span><text:span text:style-name="T68">);</text:span></text:p>
      <text:p text:style-name="P33"><text:span text:style-name="T120">ldiv_t</text:span><text:span text:style-name="T68"> </text:span><text:span text:style-name="T114">l</text:span><text:span text:style-name="T121">div</text:span><text:span text:style-name="T68">(</text:span><text:span text:style-name="T115">long </text:span><text:span text:style-name="T122">n, long d</text:span><text:span text:style-name="T68">);</text:span></text:p>
      <text:p text:style-name="P34"><text:span text:style-name="T120">l</text:span><text:span text:style-name="T123">l</text:span><text:span text:style-name="T120">div_t</text:span><text:span text:style-name="T68"> </text:span><text:span text:style-name="T114">l</text:span><text:span text:style-name="T123">l</text:span><text:span text:style-name="T121">div</text:span><text:span text:style-name="T68">(</text:span><text:span text:style-name="T124">long </text:span><text:span text:style-name="T115">long </text:span><text:span text:style-name="T122">n, </text:span><text:span text:style-name="T125">long </text:span><text:span text:style-name="T122">long d</text:span><text:span text:style-name="T68">);</text:span></text:p>
      <text:p text:style-name="P1"/>
      <text:p text:style-name="P6"><text:span text:style-name="T16">abs</text:span><text:span text:style-name="T126">求绝对值，</text:span><text:span text:style-name="T16">div</text:span><text:span text:style-name="T126">求除法</text:span><text:span text:style-name="T130">，这些整型算术函数在</text:span><text:span text:style-name="T18">stdlib.h</text:span><text:span text:style-name="T130">中定义</text:span><text:span text:style-name="T131">，另外在</text:span><text:span text:style-name="T19">math.h</text:span><text:span text:style-name="T132">、</text:span><text:span text:style-name="T20">complex.h</text:span><text:span text:style-name="T131">中还定义了许多其它类型的数学运算函数</text:span><text:span text:style-name="T133">，</text:span><text:span text:style-name="T21">tgmath.h</text:span><text:span text:style-name="T133">中定义了一组通用类型宏</text:span><text:span text:style-name="T134">，用于提高数学函数或复数函数的移植性</text:span><text:span text:style-name="T135">。</text:span></text:p>
      <text:p text:style-name="P1"/>
      <text:p text:style-name="P63"><text:span text:style-name="T112">7</text:span><text:span text:style-name="T109">、</text:span>多字节<text:span text:style-name="T47">、宽字符和字符串转换</text:span></text:p>
      <text:p text:style-name="P1"/>
      <text:p text:style-name="P1">标准C语言可以处理扩展的特定区域设置的字符集<text:span text:style-name="T127">，这些字符集非常大，无法在一个char类型对象中表示每个字符，对于这种字符集，标准C语言提供了内部和外部表示模式</text:span><text:span text:style-name="T128">。在内部，扩展字符假设为适合</text:span><text:span text:style-name="T17">宽字符</text:span><text:span text:style-name="T128">，这些宽字符是由实现定义的整型类型wchar_t的对象。在</text:span><text:soft-page-break/><text:span text:style-name="T128">外部，一个宽字符可以表示为正常字符的序列，即对应于宽字符的</text:span><text:span text:style-name="T17">多字节字符</text:span><text:span text:style-name="T128">。标准C语言提供了一些用于处理宽字符</text:span><text:span text:style-name="T129">、多字节字符的函数，这些函数以</text:span><text:span text:style-name="T22">wc</text:span><text:span text:style-name="T129">、</text:span><text:span text:style-name="T22">mb</text:span><text:span text:style-name="T129">开头。</text:span></text:p>
      <text:p text:style-name="P1"/>
      <text:p text:style-name="P65">8、时间与日期</text:p>
      <text:p text:style-name="P17"/>
      <text:p text:style-name="P7"><text:span text:style-name="T136">time.h定义了一些函数用以提供日历日期和时间及处理器时间</text:span><text:span text:style-name="T137">，下面一一介绍</text:span><text:span text:style-name="T138">。</text:span></text:p>
      <text:p text:style-name="P18"/>
      <text:p text:style-name="P48">#define CLOCKS_PER_SEC ...</text:p>
      <text:p text:style-name="P49">clock_t clock(void);</text:p>
      <text:p text:style-name="P1"/>
      <text:p text:style-name="P8"><text:span text:style-name="T23">clock</text:span><text:span text:style-name="T140">返回当前进程使用处理器时间的近似值，常用于衡量程序或部分程序的运行快慢</text:span><text:span text:style-name="T141">。</text:span></text:p>
      <text:p text:style-name="P9"><text:span text:style-name="T24">CLOCKS_PER_SEC</text:span><text:span text:style-name="T142">定义了时钟滴答</text:span><text:span text:style-name="T143">，即每秒的时间单位数。</text:span></text:p>
      <text:p text:style-name="P19"/>
      <text:p text:style-name="P35"><text:span text:style-name="T144">time</text:span><text:span text:style-name="T139">_t </text:span><text:span text:style-name="T145">time</text:span><text:span text:style-name="T139">(</text:span><text:span text:style-name="T146">time_t *tptr</text:span><text:span text:style-name="T139">);</text:span></text:p>
      <text:p text:style-name="P19"/>
      <text:p text:style-name="P10"><text:span text:style-name="T25">time</text:span><text:span text:style-name="T147">返回当前日历时间，如果参数tptr不是null</text:span><text:span text:style-name="T148">，则返回值还存放在*tptr中。</text:span></text:p>
      <text:p text:style-name="P20"/>
      <text:p text:style-name="P36"><text:span text:style-name="T144">char*</text:span><text:span text:style-name="T139"> </text:span><text:span text:style-name="T149">asc</text:span><text:span text:style-name="T145">time</text:span><text:span text:style-name="T139">(</text:span><text:span text:style-name="T150">const struct tm *ts</text:span><text:span text:style-name="T139">);</text:span></text:p>
      <text:p text:style-name="P37"><text:span text:style-name="T144">char*</text:span><text:span text:style-name="T139"> </text:span><text:span text:style-name="T149">c</text:span><text:span text:style-name="T145">time</text:span><text:span text:style-name="T139">(</text:span><text:span text:style-name="T150">const </text:span><text:span text:style-name="T151">time_t</text:span><text:span text:style-name="T150"> <text:s/>*</text:span><text:span text:style-name="T152">timptr</text:span><text:span text:style-name="T139">);</text:span></text:p>
      <text:p text:style-name="P19"/>
      <text:p text:style-name="P11"><text:span text:style-name="T26">asctime</text:span><text:span text:style-name="T155">(参数是结构化日历时间的指针)</text:span><text:span text:style-name="T153">或</text:span><text:span text:style-name="T26">ctime</text:span><text:span text:style-name="T153">都返回可打印日期与时间字符串的指针</text:span><text:span text:style-name="T154">，其形式如下所示：</text:span></text:p>
      <text:p text:style-name="P50">“Wed May 13 20:12:00 2015\n”</text:p>
      <text:p text:style-name="P19"/>
      <text:p text:style-name="P51">struct tm {...};</text:p>
      <text:p text:style-name="P38"><text:span text:style-name="T144">st</text:span><text:span text:style-name="T156">ruct</text:span><text:span text:style-name="T139"> </text:span><text:span text:style-name="T157">tm* gmtime</text:span><text:span text:style-name="T139">(</text:span><text:span text:style-name="T150">const </text:span><text:span text:style-name="T151">time_t</text:span><text:span text:style-name="T150"> <text:s/>*</text:span><text:span text:style-name="T152">t</text:span><text:span text:style-name="T158">)</text:span><text:span text:style-name="T139">;</text:span></text:p>
      <text:p text:style-name="P39"><text:span text:style-name="T144">st</text:span><text:span text:style-name="T156">ruct</text:span><text:span text:style-name="T139"> </text:span><text:span text:style-name="T157">tm* </text:span><text:span text:style-name="T159">localtime</text:span><text:span text:style-name="T139">(</text:span><text:span text:style-name="T150">const </text:span><text:span text:style-name="T151">time_t</text:span><text:span text:style-name="T150"> <text:s/>*</text:span><text:span text:style-name="T152">t</text:span><text:span text:style-name="T158">)</text:span><text:span text:style-name="T139">;</text:span></text:p>
      <text:p text:style-name="P39"><text:span text:style-name="T160">time_t</text:span><text:span text:style-name="T139"> </text:span><text:span text:style-name="T161">mk</text:span><text:span text:style-name="T157">time</text:span><text:span text:style-name="T139">(</text:span><text:span text:style-name="T162">struct tm *tmptr</text:span><text:span text:style-name="T158">)</text:span><text:span text:style-name="T139">;</text:span></text:p>
      <text:p text:style-name="P1"/>
      <text:p text:style-name="P1"><text:span text:style-name="T6">gmtime</text:span><text:span text:style-name="T163">与</text:span><text:span text:style-name="T27">localtime</text:span><text:span text:style-name="T163">将time函数返回的算术日历时间转换成tm结构体类型的分解形式</text:span><text:span text:style-name="T164">，gmtime转换GMT时间</text:span><text:span text:style-name="T165">，而localtime转换本地时间</text:span><text:span text:style-name="T166">，还要考虑时区和夏时制等因素</text:span><text:span text:style-name="T167">。</text:span></text:p>
      <text:p text:style-name="P1"><text:span text:style-name="T28">mktime</text:span><text:span text:style-name="T167">从参数tmptr指定的经过分解的本地时间构造time_t类型的值。</text:span></text:p>
      <text:p text:style-name="P1"/>
      <text:p text:style-name="P40"><text:span text:style-name="T144">double</text:span><text:span text:style-name="T139"> </text:span><text:span text:style-name="T145">difftime</text:span><text:span text:style-name="T139">(</text:span><text:span text:style-name="T168">time_t t1, time_t t0</text:span><text:span text:style-name="T139">);</text:span></text:p>
      <text:p text:style-name="P12"><text:span text:style-name="T29">difftime</text:span><text:span text:style-name="T169">只在标准C语言中提供，从日历时间t1减去日历时间t0。</text:span></text:p>
      <text:p text:style-name="P1"/>
      <text:p text:style-name="P42"><text:span text:style-name="T170">size_t</text:span><text:span text:style-name="T139"> </text:span><text:span text:style-name="T171">strftime</text:span><text:span text:style-name="T139">(</text:span><text:span text:style-name="T172">char *s, size_t maxsize, const char *format, </text:span></text:p>
      <text:p text:style-name="P42"><text:span text:style-name="T172"><text:tab/><text:tab/>const struct tm *tim</text:span><text:span text:style-name="T173">e</text:span><text:span text:style-name="T172">ptr</text:span><text:span text:style-name="T139">);</text:span></text:p>
      <text:p text:style-name="P41"><text:span text:style-name="T174">size_t wcsftime(wchar_</text:span><text:span text:style-name="T176">t</text:span><text:span text:style-name="T174"> *s, size_t max</text:span><text:span text:style-name="T172">size, const </text:span><text:span text:style-name="T175">wchar_t</text:span><text:span text:style-name="T172"> *format, </text:span></text:p>
      <text:p text:style-name="P41"><text:soft-page-break/><text:span text:style-name="T172"><text:tab/><text:tab/>const struct tm *tim</text:span><text:span text:style-name="T173">e</text:span><text:span text:style-name="T172">ptr</text:span><text:span text:style-name="T139">);</text:span></text:p>
      <text:p text:style-name="P1"/>
      <text:p text:style-name="P13"><text:span text:style-name="T30">strftime</text:span><text:span text:style-name="T177">和sprintf一样，在多字节字符串format控制下将字符存放在参数s所指的字符数组中</text:span><text:span text:style-name="T178">，但只格式化timeptr指定的一个日期和时间量，format中的格式代码与sprintf中有不同解释。s指定的数组中不能放超过maxsize个字符（包括终止null字符），返回存储的实际字符数（不包括终止null字符），如果maxsize不够大，放不下整个格式字符串，则返回0，放弃输出字符串内容的定义。strftime格式是特定区域设置的，使用LC_TIME类别，可用setlocale设置。</text:span></text:p>
      <text:p text:style-name="P13"><text:span text:style-name="T31">wcsftime</text:span><text:span text:style-name="T178">可以将日期与时间格式化成宽字符串</text:span><text:span text:style-name="T179">，与wsprintf相似。</text:span></text:p>
      <text:p text:style-name="P1"/>
      <text:p text:style-name="P66"><text:span text:style-name="T211">9、区域设置</text:span></text:p>
      <text:p text:style-name="P59"><text:span text:style-name="T211"/></text:p>
      <text:p text:style-name="P59"><text:span text:style-name="T211">标准C语言是为国际化社区设计的</text:span><text:span text:style-name="T212">，其成员使用不同字母和不同的数字 、币值、日期与时间格式规则。C语言标准允许实现根据不同情况调整运行库行为，同时保证一定的跨国移值性。国家、文化和语言规则称为区域设置，locale.h头文件定义了区域设置相关的函数。区域设置影响数字与币值格式、字母表与排序顺序和日期与时间格式。运行时可以从实现定义的区域设置集选择不同区域设置。标准C语言只定义了C语言区域设置，这一区域设置指定与原始C语言定义一致的最基本环境。</text:span></text:p>
      <text:p text:style-name="P59"><text:span text:style-name="T212"/></text:p>
      <text:p text:style-name="P83"><text:span text:style-name="T144">char</text:span><text:span text:style-name="T213">*</text:span><text:span text:style-name="T139"> </text:span><text:span text:style-name="T213">setlocale</text:span><text:span text:style-name="T139">(</text:span><text:span text:style-name="T214">int category, const char *locale</text:span><text:span text:style-name="T139">);</text:span></text:p>
      <text:p text:style-name="P84"><text:span text:style-name="T215">struct lconv* localeconv(void);</text:span></text:p>
      <text:p text:style-name="P85"><text:span text:style-name="T212"/></text:p>
      <text:p text:style-name="P86"><text:span text:style-name="T40">setlocale</text:span><text:span text:style-name="T216">改变运行库的区域设置特定特性</text:span><text:span text:style-name="T217">，category以LC_开头</text:span><text:span text:style-name="T218">，例如</text:span><text:span text:style-name="T219">LC_CTYPE</text:span><text:span text:style-name="T220">，如果locale为null，返回当前category的区域设置值。</text:span></text:p>
      <text:p text:style-name="P86"><text:span text:style-name="T41">localeconv</text:span><text:span text:style-name="T220">取得当前区域设置中格式化数字与币值的规则信息</text:span><text:span text:style-name="T221">，返回的字符串不能改变。</text:span></text:p>
      <text:p text:style-name="P85"><text:span text:style-name="T212"/></text:p>
      <text:p text:style-name="P90"><text:span text:style-name="T222">10、其它</text:span></text:p>
      <text:p text:style-name="P87"><text:span text:style-name="T222"/></text:p>
      <text:p text:style-name="P87"><text:span text:style-name="T42">stdint.h</text:span><text:span text:style-name="T222">与</text:span><text:span text:style-name="T43">inttypes.h</text:span><text:span text:style-name="T223">提供了具有不同特征的整数类型的其它声明</text:span><text:span text:style-name="T224">，包括准确长度类型</text:span><text:span text:style-name="T225">、最小长度类型least、快速长度类型fast、指针长度类型ptr、最大长度类型max，以及一些类型转换函数</text:span><text:span text:style-name="T226">。</text:span></text:p>
      <text:p text:style-name="P88"><text:span text:style-name="T44">fenv.h</text:span><text:span text:style-name="T227">补充了float.h中的信息</text:span><text:span text:style-name="T228">，可以对需要高精度控制浮点数运算精度或性能的应用程序提供对浮点数环境的访问</text:span><text:span text:style-name="T229">，例如浮点数环境设置、浮点数异常控制、舍入方式等。</text:span></text:p>
      <text:p text:style-name="P89"><text:span text:style-name="T45">complex.h</text:span><text:span text:style-name="T230">提供了支持复数算术的函数</text:span><text:span text:style-name="T231">。</text:span></text:p>
      <text:p text:style-name="P89"><text:span text:style-name="T46">wctype.h</text:span><text:span text:style-name="T231">与</text:span><text:span text:style-name="T46">wchar.h</text:span><text:span text:style-name="T231">提供了支持多字符</text:span><text:span text:style-name="T232">（串）、宽字符（串）的定义。</text:span></text:p>
      <text:p text:style-name="P88"><text:span text:style-name="T2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WenQuanYi Micro Hei" svg:font-family="'WenQuanYi Micro 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junjie </meta:initial-creator>
    <meta:creation-date>2015-05-11T09:10:21</meta:creation-date>
    <meta:generator>LibreOffice/4.0.2.2$Linux_X86_64 LibreOffice_project/400m0$Build-2</meta:generator>
    <dc:date>2015-05-14T09:15:40</dc:date>
    <dc:creator>hanjunjie </dc:creator>
    <meta:editing-duration>P2DT23H45M28S</meta:editing-duration>
    <meta:editing-cycles>368</meta:editing-cycles>
    <meta:document-statistic meta:table-count="0" meta:image-count="0" meta:object-count="0" meta:page-count="6" meta:paragraph-count="121" meta:word-count="3207" meta:character-count="5669" meta:non-whitespace-character-count="5461"/>
  </office:meta>
</office:document-meta>
</file>